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4.136cm"/>
    </style:style>
    <style:style style:name="co5" style:family="table-column">
      <style:table-column-properties fo:break-before="auto" style:column-width="3.298cm"/>
    </style:style>
    <style:style style:name="co6" style:family="table-column">
      <style:table-column-properties fo:break-before="auto" style:column-width="3.8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10"/>
    <style:style style:name="ce1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7.882cm" svg:y="13.14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4.616cm" svg:y="13.13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908cm" svg:height="7.414cm" svg:x="27.86cm" svg:y="22.80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9.907cm" svg:height="7.414cm" svg:x="38.423cm" svg:y="22.804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9.431cm" svg:y="42.651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5.999cm" svg:height="8.999cm" svg:x="46.165cm" svg:y="42.64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9.908cm" svg:height="7.414cm" svg:x="29.312cm" svg:y="40.217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draw:text-style-name="P1" svg:width="9.907cm" svg:height="7.414cm" svg:x="40.358cm" svg:y="41.019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number-columns-repeated="7" table:default-cell-style-name="Default"/>
        <table:table-column table:style-name="co2" table:default-cell-style-name="ce7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Total Words in Phrases</text:p>
          </table:table-cell>
          <table:table-cell table:style-name="Default" office:value-type="string" calcext:value-type="string">
            <text:p>Total Phrases</text:p>
          </table:table-cell>
          <table:table-cell office:value-type="string" calcext:value-type="string">
            <text:p>Avg. WPP</text:p>
          </table:table-cell>
          <table:table-cell office:value-type="string" calcext:value-type="string">
            <text:p>Avg. CPP</text:p>
          </table:table-cell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style-name="Default" office:value-type="float" office:value="500" calcext:value-type="float">
            <text:p>500</text:p>
          </table:table-cell>
          <table:table-cell table:formula="of:=[.A2]/[.B2]" office:value-type="float" office:value="5.424" calcext:value-type="float">
            <text:p>5.424</text:p>
          </table:table-cell>
          <table:table-cell table:formula="of:=[.A4]/[.B2]" office:value-type="float" office:value="28.614" calcext:value-type="float">
            <text:p>28.614</text:p>
          </table:table-cell>
          <table:table-cell table:number-columns-repeated="5"/>
          <table:table-cell table:style-name="Default"/>
          <table:table-cell table:number-columns-repeated="36"/>
        </table:table-row>
        <table:table-row table:style-name="ro1">
          <table:table-cell office:value-type="string" calcext:value-type="string">
            <text:p>Total Chars in Phrases</text:p>
          </table:table-cell>
          <table:table-cell table:style-name="Default"/>
          <table:table-cell table:number-columns-repeated="7"/>
          <table:table-cell table:style-name="Default"/>
          <table:table-cell table:number-columns-repeated="36"/>
        </table:table-row>
        <table:table-row table:style-name="ro1">
          <table:table-cell office:value-type="float" office:value="14307" calcext:value-type="float">
            <text:p>14307</text:p>
          </table:table-cell>
          <table:table-cell table:style-name="ce1" office:value-type="string" calcext:value-type="string">
            <text:p>RAW DATA</text:p>
          </table:table-cell>
          <table:table-cell table:style-name="ce4" table:number-columns-repeated="7"/>
          <table:table-cell table:style-name="ce6"/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number-columns-repeated="6"/>
          <table:table-cell office:value-type="string" calcext:value-type="string">
            <text:p>Typing Speed</text:p>
          </table:table-cell>
          <table:table-cell table:number-columns-repeated="14"/>
          <table:table-cell table:style-name="ce18" office:value-type="string" calcext:value-type="string">
            <text:p>Participant Data</text:p>
          </table:table-cell>
          <table:table-cell table:number-columns-repeated="19"/>
        </table:table-row>
        <table:table-row table:style-name="ro2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6.1921789646" calcext:value-type="float">
            <text:p>36.1921789646</text:p>
          </table:table-cell>
          <table:table-cell office:value-type="float" office:value="60.5416669846" calcext:value-type="float">
            <text:p>60.5416669846</text:p>
          </table:table-cell>
          <table:table-cell office:value-type="float" office:value="94.3904988766" calcext:value-type="float">
            <text:p>94.3904988766</text:p>
          </table:table-cell>
          <table:table-cell office:value-type="float" office:value="131.950531006" calcext:value-type="float">
            <text:p>131.950531006</text:p>
          </table:table-cell>
          <table:table-cell office:value-type="float" office:value="151.336037874" calcext:value-type="float">
            <text:p>151.336037874</text:p>
          </table:table-cell>
          <table:table-cell table:number-columns-repeated="2"/>
          <table:table-cell table:style-name="ce9"/>
          <table:table-cell table:style-name="ce11" office:value-type="string" calcext:value-type="string">
            <text:p>WB</text:p>
          </table:table-cell>
          <table:table-cell table:style-name="ce11" office:value-type="string" calcext:value-type="string">
            <text:p>WS</text:p>
          </table:table-cell>
          <table:table-cell table:style-name="ce11" office:value-type="string" calcext:value-type="string">
            <text:p>KB</text:p>
          </table:table-cell>
          <table:table-cell table:style-name="ce15" office:value-type="string" calcext:value-type="string">
            <text:p>KS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office:value-type="string" calcext:value-type="string">
            <text:p>Comparing WB to WS</text:p>
          </table:table-cell>
          <table:table-cell table:number-columns-repeated="6"/>
          <table:table-cell office:value-type="string" calcext:value-type="string">
            <text:p>P1</text:p>
          </table:table-cell>
          <table:table-cell table:number-columns-repeated="6"/>
          <table:table-cell office:value-type="string" calcext:value-type="string">
            <text:p>Table Of Participant Satisfaction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7]/60))" office:value-type="float" office:value="9.4873536168091" calcext:value-type="float">
            <text:p>9.4873536168</text:p>
          </table:table-cell>
          <table:table-cell table:formula="of:=(([.$D$2]/5)/(([.G7]-[.F7])/60))" office:value-type="float" office:value="14.1016517356737" calcext:value-type="float">
            <text:p>14.1016517357</text:p>
          </table:table-cell>
          <table:table-cell table:formula="of:=(([.$D$2]/5)/(([.H7]-[.G7])/60))" office:value-type="float" office:value="10.1441609889396" calcext:value-type="float">
            <text:p>10.1441609889</text:p>
          </table:table-cell>
          <table:table-cell table:formula="of:=(([.$D$2]/5)/(([.I7]-[.H7])/60))" office:value-type="float" office:value="9.14184521506918" calcext:value-type="float">
            <text:p>9.1418452151</text:p>
          </table:table-cell>
          <table:table-cell table:formula="of:=(([.$D$2]/5)/(([.J7]-[.I7])/60))" office:value-type="float" office:value="17.712613982088" calcext:value-type="float">
            <text:p>17.7126139821</text:p>
          </table:table-cell>
          <table:table-cell table:number-columns-repeated="2"/>
          <table:table-cell table:style-name="ce10" office:value-type="string" calcext:value-type="string">
            <text:p>P1</text:p>
          </table:table-cell>
          <table:table-cell table:style-name="ce12" table:formula="of:=[.F9]" office:value-type="float" office:value="12.1175251077159" calcext:value-type="float">
            <text:p>12.12</text:p>
          </table:table-cell>
          <table:table-cell table:style-name="ce12" table:formula="of:=[.F14]" office:value-type="float" office:value="8.23443255634807" calcext:value-type="float">
            <text:p>8.23</text:p>
          </table:table-cell>
          <table:table-cell table:style-name="ce12" table:formula="of:=[.F18]" office:value-type="float" office:value="2.24110812339198" calcext:value-type="float">
            <text:p>2.24</text:p>
          </table:table-cell>
          <table:table-cell table:style-name="ce16" table:formula="of:=[.F22]" office:value-type="float" office:value="3.93649437008344" calcext:value-type="float">
            <text:p>3.94</text:p>
          </table:table-cell>
          <table:table-cell table:number-columns-repeated="10"/>
          <table:table-cell table:style-name="ce19" office:value-type="string" calcext:value-type="string">
            <text:p>Previous Experience</text:p>
          </table:table-cell>
          <table:table-cell table:style-name="ce19" office:value-type="string" calcext:value-type="string">
            <text:p>Wii</text:p>
          </table:table-cell>
          <table:table-cell table:style-name="ce19" office:value-type="string" calcext:value-type="string">
            <text:p>Kinect</text:p>
          </table:table-cell>
          <table:table-cell table:style-name="ce19" office:value-type="string" calcext:value-type="string">
            <text:p>Swype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/>
          <table:table-cell office:value-type="string" calcext:value-type="string">
            <text:p>Satisfaction – WB to W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8:.J8])" office:value-type="float" office:value="12.1175251077159" calcext:value-type="float">
            <text:p>12.1175251077</text:p>
          </table:table-cell>
          <table:table-cell table:number-columns-repeated="6"/>
          <table:table-cell table:style-name="ce10" office:value-type="string" calcext:value-type="string">
            <text:p>P2</text:p>
          </table:table-cell>
          <table:table-cell table:style-name="ce12" table:formula="of:=[.F29]" office:value-type="float" office:value="10.4374637360073" calcext:value-type="float">
            <text:p>10.44</text:p>
          </table:table-cell>
          <table:table-cell table:style-name="ce12" table:formula="of:=[.F34]" office:value-type="float" office:value="7.00809945175124" calcext:value-type="float">
            <text:p>7.01</text:p>
          </table:table-cell>
          <table:table-cell table:style-name="ce12" table:formula="of:=[.F39]" office:value-type="float" office:value="1.67660731210642" calcext:value-type="float">
            <text:p>1.68</text:p>
          </table:table-cell>
          <table:table-cell table:style-name="ce16" table:formula="of:=[.F44]" office:value-type="float" office:value="3.65603724707122" calcext:value-type="float">
            <text:p>3.66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4"/>
          <table:table-cell table:style-name="ce19"/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formula="of:=[.AC12]" office:value-type="float" office:value="4" calcext:value-type="float">
            <text:p>4</text:p>
          </table:table-cell>
          <table:table-cell table:formula="of:=[.AD12]" office:value-type="float" office:value="3" calcext:value-type="float">
            <text:p>3</text:p>
          </table:table-cell>
          <table:table-cell table:formula="of:=[.AE12]" office:value-type="float" office:value="1" calcext:value-type="float">
            <text:p>1</text:p>
          </table:table-cell>
          <table:table-cell table:formula="of:=[.AF12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0" office:value-type="string" calcext:value-type="string">
            <text:p>P3</text:p>
          </table:table-cell>
          <table:table-cell table:style-name="ce12" table:formula="of:=[.F50]" office:value-type="float" office:value="9.60228517421804" calcext:value-type="float">
            <text:p>9.60</text:p>
          </table:table-cell>
          <table:table-cell table:style-name="ce12" table:formula="of:=[.F55]" office:value-type="float" office:value="9.77048020754534" calcext:value-type="float">
            <text:p>9.77</text:p>
          </table:table-cell>
          <table:table-cell table:style-name="ce12" table:formula="of:=[.F60]" office:value-type="float" office:value="1.50740502889637" calcext:value-type="float">
            <text:p>1.51</text:p>
          </table:table-cell>
          <table:table-cell table:style-name="ce16" table:formula="of:=[.F65]" office:value-type="float" office:value="2.65533849624151" calcext:value-type="float">
            <text:p>2.66</text:p>
          </table:table-cell>
          <table:table-cell/>
          <table:table-cell office:value-type="string" calcext:value-type="string">
            <text:p>Column 1</text:p>
          </table:table-cell>
          <table:table-cell table:formula="of:=COUNT([$Sheet1.$N$8:.$N$15])" office:value-type="float" office:value="8" calcext:value-type="float">
            <text:p>8</text:p>
          </table:table-cell>
          <table:table-cell table:formula="of:=SUM([$Sheet1.$N$8:.$N$15])" office:value-type="float" office:value="92.6582054453794" calcext:value-type="float">
            <text:p>92.6582054454</text:p>
          </table:table-cell>
          <table:table-cell table:formula="of:=AVERAGE([$Sheet1.$N$8:.$N$15])" office:value-type="float" office:value="11.5822756806724" calcext:value-type="float">
            <text:p>11.5822756807</text:p>
          </table:table-cell>
          <table:table-cell table:formula="of:=VAR([$Sheet1.$N$8:.$N$15])" office:value-type="float" office:value="8.34601539705602" calcext:value-type="float">
            <text:p>8.3460153971</text:p>
          </table:table-cell>
          <table:table-cell table:number-columns-repeated="10"/>
          <table:table-cell office:value-type="string" calcext:value-type="string">
            <text:p>P2</text:p>
          </table:table-cell>
          <table:table-cell table:formula="of:=[.AC19]" office:value-type="float" office:value="4" calcext:value-type="float">
            <text:p>4</text:p>
          </table:table-cell>
          <table:table-cell table:formula="of:=[.AD19]" office:value-type="float" office:value="5" calcext:value-type="float">
            <text:p>5</text:p>
          </table:table-cell>
          <table:table-cell table:formula="of:=[.AE19]" office:value-type="float" office:value="1" calcext:value-type="float">
            <text:p>1</text:p>
          </table:table-cell>
          <table:table-cell table:formula="of:=[.AF19]" office:value-type="float" office:value="2" calcext:value-type="float">
            <text:p>2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5/(5*[.D2])" office:value-type="float" office:value="0.034947927587894" calcext:value-type="float">
            <text:p>0.0349479276</text:p>
          </table:table-cell>
          <table:table-cell table:number-columns-repeated="6"/>
          <table:table-cell table:style-name="ce10" office:value-type="string" calcext:value-type="string">
            <text:p>P4</text:p>
          </table:table-cell>
          <table:table-cell table:style-name="ce12" table:formula="of:=[.F71]" office:value-type="float" office:value="12.2876159779926" calcext:value-type="float">
            <text:p>12.29</text:p>
          </table:table-cell>
          <table:table-cell table:style-name="ce12" table:formula="of:=[.F76]" office:value-type="float" office:value="8.45397097491124" calcext:value-type="float">
            <text:p>8.45</text:p>
          </table:table-cell>
          <table:table-cell table:style-name="ce12" table:formula="of:=[.F81]" office:value-type="float" office:value="1.92373327991511" calcext:value-type="float">
            <text:p>1.92</text:p>
          </table:table-cell>
          <table:table-cell table:style-name="ce16" table:formula="of:=[.F86]" office:value-type="float" office:value="2.13069970016081" calcext:value-type="float">
            <text:p>2.13</text:p>
          </table:table-cell>
          <table:table-cell/>
          <table:table-cell office:value-type="string" calcext:value-type="string">
            <text:p>Column 2</text:p>
          </table:table-cell>
          <table:table-cell table:formula="of:=COUNT([$Sheet1.$O$8:.$O$15])" office:value-type="float" office:value="8" calcext:value-type="float">
            <text:p>8</text:p>
          </table:table-cell>
          <table:table-cell table:formula="of:=SUM([$Sheet1.$O$8:.$O$15])" office:value-type="float" office:value="82.1042077715168" calcext:value-type="float">
            <text:p>82.1042077715</text:p>
          </table:table-cell>
          <table:table-cell table:formula="of:=AVERAGE([$Sheet1.$O$8:.$O$15])" office:value-type="float" office:value="10.2630259714396" calcext:value-type="float">
            <text:p>10.2630259714</text:p>
          </table:table-cell>
          <table:table-cell table:formula="of:=VAR([$Sheet1.$O$8:.$O$15])" office:value-type="float" office:value="9.16608505018903" calcext:value-type="float">
            <text:p>9.1660850502</text:p>
          </table:table-cell>
          <table:table-cell table:number-columns-repeated="4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/>
          <table:table-cell office:value-type="string" calcext:value-type="string">
            <text:p>P3</text:p>
          </table:table-cell>
          <table:table-cell table:formula="of:=[.AC26]" office:value-type="float" office:value="4" calcext:value-type="float">
            <text:p>4</text:p>
          </table:table-cell>
          <table:table-cell table:formula="of:=[.AD26]" office:value-type="float" office:value="5" calcext:value-type="float">
            <text:p>5</text:p>
          </table:table-cell>
          <table:table-cell table:formula="of:=[.AE26]" office:value-type="float" office:value="1" calcext:value-type="float">
            <text:p>1</text:p>
          </table:table-cell>
          <table:table-cell table:formula="of:=[.AF26]" office:value-type="float" office:value="3" calcext:value-type="float">
            <text:p>3</text:p>
          </table:table-cell>
          <table:table-cell/>
          <table:table-cell office:value-type="string" calcext:value-type="string">
            <text:p>Column 1</text:p>
          </table:table-cell>
          <table:table-cell table:formula="of:=COUNT([$Sheet1.$AI$9:.$AI$16])" office:value-type="float" office:value="8" calcext:value-type="float">
            <text:p>8</text:p>
          </table:table-cell>
          <table:table-cell table:formula="of:=SUM([$Sheet1.$AI$9:.$AI$16])" office:value-type="float" office:value="32" calcext:value-type="float">
            <text:p>32</text:p>
          </table:table-cell>
          <table:table-cell table:formula="of:=AVERAGE([$Sheet1.$AI$9:.$AI$16])" office:value-type="float" office:value="4" calcext:value-type="float">
            <text:p>4</text:p>
          </table:table-cell>
          <table:table-cell table:formula="of:=VAR([$Sheet1.$AI$9:.$AI$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48.4375720024" calcext:value-type="float">
            <text:p>48.4375720024</text:p>
          </table:table-cell>
          <table:table-cell office:value-type="float" office:value="73.4888999462" calcext:value-type="float">
            <text:p>73.4888999462</text:p>
          </table:table-cell>
          <table:table-cell office:value-type="float" office:value="109.514235973" calcext:value-type="float">
            <text:p>109.514235973</text:p>
          </table:table-cell>
          <table:table-cell office:value-type="float" office:value="166.361979008" calcext:value-type="float">
            <text:p>166.361979008</text:p>
          </table:table-cell>
          <table:table-cell office:value-type="float" office:value="237.818370104" calcext:value-type="float">
            <text:p>237.818370104</text:p>
          </table:table-cell>
          <table:table-cell table:number-columns-repeated="2"/>
          <table:table-cell table:style-name="ce10" office:value-type="string" calcext:value-type="string">
            <text:p>P5</text:p>
          </table:table-cell>
          <table:table-cell table:style-name="ce12" table:formula="of:=[.F92]" office:value-type="float" office:value="17.719838840904" calcext:value-type="float">
            <text:p>17.72</text:p>
          </table:table-cell>
          <table:table-cell table:style-name="ce12" table:formula="of:=[.F97]" office:value-type="float" office:value="15.6286384884258" calcext:value-type="float">
            <text:p>15.63</text:p>
          </table:table-cell>
          <table:table-cell table:style-name="ce12" table:formula="of:=[.F102]" office:value-type="float" office:value="2.04625928402777" calcext:value-type="float">
            <text:p>2.05</text:p>
          </table:table-cell>
          <table:table-cell table:style-name="ce16" table:formula="of:=[.F107]" office:value-type="float" office:value="2.65276825001073" calcext:value-type="float">
            <text:p>2.6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4</text:p>
          </table:table-cell>
          <table:table-cell table:formula="of:=[.AC33]" office:value-type="float" office:value="4" calcext:value-type="float">
            <text:p>4</text:p>
          </table:table-cell>
          <table:table-cell table:formula="of:=[.AD33]" office:value-type="float" office:value="3" calcext:value-type="float">
            <text:p>3</text:p>
          </table:table-cell>
          <table:table-cell table:formula="of:=[.AE33]" office:value-type="float" office:value="1" calcext:value-type="float">
            <text:p>1</text:p>
          </table:table-cell>
          <table:table-cell table:formula="of:=[.AF33]" office:value-type="float" office:value="1" calcext:value-type="float">
            <text:p>1</text:p>
          </table:table-cell>
          <table:table-cell/>
          <table:table-cell office:value-type="string" calcext:value-type="string">
            <text:p>Column 2</text:p>
          </table:table-cell>
          <table:table-cell table:formula="of:=COUNT([$Sheet1.$AJ$9:.$AJ$16])" office:value-type="float" office:value="8" calcext:value-type="float">
            <text:p>8</text:p>
          </table:table-cell>
          <table:table-cell table:formula="of:=SUM([$Sheet1.$AJ$9:.$AJ$16])" office:value-type="float" office:value="34" calcext:value-type="float">
            <text:p>34</text:p>
          </table:table-cell>
          <table:table-cell table:formula="of:=AVERAGE([$Sheet1.$AJ$9:.$AJ$16])" office:value-type="float" office:value="4.25" calcext:value-type="float">
            <text:p>4.25</text:p>
          </table:table-cell>
          <table:table-cell table:formula="of:=VAR([$Sheet1.$AJ$9:.$AJ$16])" office:value-type="float" office:value="0.785714285714286" calcext:value-type="float">
            <text:p>0.78571428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2]/60))" office:value-type="float" office:value="7.08887720431129" calcext:value-type="float">
            <text:p>7.0888772043</text:p>
          </table:table-cell>
          <table:table-cell table:formula="of:=(([.$D$2]/5)/(([.G12]-[.F12])/60))" office:value-type="float" office:value="13.706578779788" calcext:value-type="float">
            <text:p>13.7065787798</text:p>
          </table:table-cell>
          <table:table-cell table:formula="of:=(([.$D$2]/5)/(([.H12]-[.G12])/60))" office:value-type="float" office:value="9.53129208134412" calcext:value-type="float">
            <text:p>9.5312920813</text:p>
          </table:table-cell>
          <table:table-cell table:formula="of:=(([.$D$2]/5)/(([.I12]-[.H12])/60))" office:value-type="float" office:value="6.04013425455775" calcext:value-type="float">
            <text:p>6.0401342546</text:p>
          </table:table-cell>
          <table:table-cell table:formula="of:=(([.$D$2]/5)/(([.J12]-[.I12])/60))" office:value-type="float" office:value="4.80528046173915" calcext:value-type="float">
            <text:p>4.8052804617</text:p>
          </table:table-cell>
          <table:table-cell table:number-columns-repeated="2"/>
          <table:table-cell table:style-name="ce10" office:value-type="string" calcext:value-type="string">
            <text:p>P6</text:p>
          </table:table-cell>
          <table:table-cell table:style-name="ce12" table:formula="of:=[.F113]" office:value-type="float" office:value="11.0541599828757" calcext:value-type="float">
            <text:p>11.05</text:p>
          </table:table-cell>
          <table:table-cell table:style-name="ce12" table:formula="of:=[.F118]" office:value-type="float" office:value="13.3099190424847" calcext:value-type="float">
            <text:p>13.31</text:p>
          </table:table-cell>
          <table:table-cell table:style-name="ce12" table:formula="of:=[.F123]" office:value-type="float" office:value="2.2455643431747" calcext:value-type="float">
            <text:p>2.25</text:p>
          </table:table-cell>
          <table:table-cell table:style-name="ce16" table:formula="of:=[.F128]" office:value-type="float" office:value="3.60084954271878" calcext:value-type="float">
            <text:p>3.6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8"/>
          <table:table-cell office:value-type="string" calcext:value-type="string">
            <text:p>P5</text:p>
          </table:table-cell>
          <table:table-cell table:formula="of:=[.AC40]" office:value-type="float" office:value="4" calcext:value-type="float">
            <text:p>4</text:p>
          </table:table-cell>
          <table:table-cell table:formula="of:=[.AD40]" office:value-type="float" office:value="5" calcext:value-type="float">
            <text:p>5</text:p>
          </table:table-cell>
          <table:table-cell table:formula="of:=[.AE40]" office:value-type="float" office:value="1" calcext:value-type="float">
            <text:p>1</text:p>
          </table:table-cell>
          <table:table-cell table:formula="of:=[.AF40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3:.J13])" office:value-type="float" office:value="8.23443255634807" calcext:value-type="float">
            <text:p>8.2344325563</text:p>
          </table:table-cell>
          <table:table-cell table:number-columns-repeated="6"/>
          <table:table-cell table:style-name="ce10" office:value-type="string" calcext:value-type="string">
            <text:p>P7</text:p>
          </table:table-cell>
          <table:table-cell table:style-name="ce12" table:formula="of:=[.F134]" office:value-type="float" office:value="7.78060191256055" calcext:value-type="float">
            <text:p>7.78</text:p>
          </table:table-cell>
          <table:table-cell table:style-name="ce12" table:formula="of:=[.F139]" office:value-type="float" office:value="7.91001171060874" calcext:value-type="float">
            <text:p>7.91</text:p>
          </table:table-cell>
          <table:table-cell table:style-name="ce12" table:formula="of:=[.F144]" office:value-type="float" office:value="2.65164452314408" calcext:value-type="float">
            <text:p>2.65</text:p>
          </table:table-cell>
          <table:table-cell table:style-name="ce16" table:formula="of:=[.F149]" office:value-type="float" office:value="3.07839148878195" calcext:value-type="float">
            <text:p>3.08</text:p>
          </table:table-cell>
          <table:table-cell/>
          <table:table-cell office:value-type="string" calcext:value-type="string">
            <text:p>Between Groups</text:p>
          </table:table-cell>
          <table:table-cell table:formula="of:=[.$T$16] - [.$T$15]" office:value-type="float" office:value="6.9616791812435" calcext:value-type="float">
            <text:p>6.9616791812</text:p>
          </table:table-cell>
          <table:table-cell table:formula="of:=[.$U$16] - [.$U$15]" office:value-type="float" office:value="1" calcext:value-type="float">
            <text:p>1</text:p>
          </table:table-cell>
          <table:table-cell table:formula="of:=[.$T$14] / [.$U$14]" office:value-type="float" office:value="6.9616791812435" calcext:value-type="float">
            <text:p>6.9616791812</text:p>
          </table:table-cell>
          <table:table-cell table:formula="of:=[.$V$14] / [.$V$15]" office:value-type="float" office:value="0.795070722922753" calcext:value-type="float">
            <text:p>0.7950707229</text:p>
          </table:table-cell>
          <table:table-cell table:formula="of:=LEGACY.FDIST([.$W$14]; [.$U$14]; [.$U$15])" office:value-type="float" office:value="0.387639832524059" calcext:value-type="float">
            <text:p>0.3876398325</text:p>
          </table:table-cell>
          <table:table-cell table:formula="of:=LEGACY.FINV(0.05; [.$U$14]; [.$U$15])" office:value-type="float" office:value="4.60010993666942" calcext:value-type="float">
            <text:p>4.6001099367</text:p>
          </table:table-cell>
          <table:table-cell/>
          <table:table-cell office:value-type="string" calcext:value-type="string">
            <text:p>P2</text:p>
          </table:table-cell>
          <table:table-cell table:number-columns-repeated="6"/>
          <table:table-cell office:value-type="string" calcext:value-type="string">
            <text:p>P6</text:p>
          </table:table-cell>
          <table:table-cell table:formula="of:=[.AC47]" office:value-type="float" office:value="4" calcext:value-type="float">
            <text:p>4</text:p>
          </table:table-cell>
          <table:table-cell table:formula="of:=[.AD47]" office:value-type="float" office:value="4" calcext:value-type="float">
            <text:p>4</text:p>
          </table:table-cell>
          <table:table-cell table:formula="of:=[.AE47]" office:value-type="float" office:value="1" calcext:value-type="float">
            <text:p>1</text:p>
          </table:table-cell>
          <table:table-cell table:formula="of:=[.AF47]" office:value-type="float" office:value="2" calcext:value-type="float">
            <text:p>2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STAKES</text:p>
          </table:table-cell>
          <table:table-cell table:formula="of:=18/(5*[.D2])" office:value-type="float" office:value="0.125812539316419" calcext:value-type="float">
            <text:p>0.1258125393</text:p>
          </table:table-cell>
          <table:table-cell table:number-columns-repeated="6"/>
          <table:table-cell table:style-name="ce10" office:value-type="string" calcext:value-type="string">
            <text:p>P8</text:p>
          </table:table-cell>
          <table:table-cell table:style-name="ce12" table:formula="of:=[.F155]" office:value-type="float" office:value="11.6587147131052" calcext:value-type="float">
            <text:p>11.66</text:p>
          </table:table-cell>
          <table:table-cell table:style-name="ce12" table:formula="of:=[.F160]" office:value-type="float" office:value="11.7886553394417" calcext:value-type="float">
            <text:p>11.79</text:p>
          </table:table-cell>
          <table:table-cell table:style-name="ce12" table:formula="of:=[.F165]" office:value-type="float" office:value="2.74212074763717" calcext:value-type="float">
            <text:p>2.74</text:p>
          </table:table-cell>
          <table:table-cell table:style-name="ce16" table:formula="of:=[.F170]" office:value-type="float" office:value="3.991373082446" calcext:value-type="float">
            <text:p>3.99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.$N$8:.$N$15]);DEVSQ([.$O$8:.$O$15]))" office:value-type="float" office:value="122.584703130715" calcext:value-type="float">
            <text:p>122.5847031307</text:p>
          </table:table-cell>
          <table:table-cell table:formula="of:=SUM(COUNT([.$N$8:.$N$15])-1;COUNT([.$O$8:.$O$15])-1)" office:value-type="float" office:value="14" calcext:value-type="float">
            <text:p>14</text:p>
          </table:table-cell>
          <table:table-cell table:formula="of:=[.$T$15] / [.$U$15]" office:value-type="float" office:value="8.75605022362253" calcext:value-type="float">
            <text:p>8.7560502236</text:p>
          </table:table-cell>
          <table:table-cell table:number-columns-repeated="5"/>
          <table:table-cell table:style-name="ce19" office:value-type="string" calcext:value-type="string">
            <text:p>Previous Experience</text:p>
          </table:table-cell>
          <table:table-cell table:style-name="ce19" office:value-type="string" calcext:value-type="string">
            <text:p>Wii</text:p>
          </table:table-cell>
          <table:table-cell table:style-name="ce19" office:value-type="string" calcext:value-type="string">
            <text:p>Kinect</text:p>
          </table:table-cell>
          <table:table-cell table:style-name="ce19" office:value-type="string" calcext:value-type="string">
            <text:p>Swype</text:p>
          </table:table-cell>
          <table:table-cell table:style-name="ce19"/>
          <table:table-cell/>
          <table:table-cell office:value-type="string" calcext:value-type="string">
            <text:p>P7</text:p>
          </table:table-cell>
          <table:table-cell table:formula="of:=[.AC54]" office:value-type="float" office:value="4" calcext:value-type="float">
            <text:p>4</text:p>
          </table:table-cell>
          <table:table-cell table:formula="of:=[.AD54]" office:value-type="float" office:value="5" calcext:value-type="float">
            <text:p>5</text:p>
          </table:table-cell>
          <table:table-cell table:formula="of:=[.AE54]" office:value-type="float" office:value="1" calcext:value-type="float">
            <text:p>1</text:p>
          </table:table-cell>
          <table:table-cell table:formula="of:=[.AF54]" office:value-type="float" office:value="2" calcext:value-type="float">
            <text:p>2</text:p>
          </table:table-cell>
          <table:table-cell/>
          <table:table-cell office:value-type="string" calcext:value-type="string">
            <text:p>Between Groups</text:p>
          </table:table-cell>
          <table:table-cell table:formula="of:=[.$AO$17] - [.$AO$16]" office:value-type="float" office:value="0.25" calcext:value-type="float">
            <text:p>0.25</text:p>
          </table:table-cell>
          <table:table-cell table:formula="of:=[.$AP$17] - [.$AP$16]" office:value-type="float" office:value="1" calcext:value-type="float">
            <text:p>1</text:p>
          </table:table-cell>
          <table:table-cell table:formula="of:=[.$AO$15] / [.$AP$15]" office:value-type="float" office:value="0.25" calcext:value-type="float">
            <text:p>0.25</text:p>
          </table:table-cell>
          <table:table-cell table:formula="of:=[.$AQ$15] / [.$AQ$16]" office:value-type="float" office:value="0.636363636363636" calcext:value-type="float">
            <text:p>0.6363636364</text:p>
          </table:table-cell>
          <table:table-cell table:formula="of:=LEGACY.FDIST([.$AR$15]; [.$AP$15]; [.$AP$16])" office:value-type="float" office:value="0.438352526738803" calcext:value-type="float">
            <text:p>0.4383525267</text:p>
          </table:table-cell>
          <table:table-cell table:formula="of:=LEGACY.FINV(0.05; [.$AP$15]; [.$AP$16])" office:value-type="float" office:value="4.60010993666942" calcext:value-type="float">
            <text:p>4.60010993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PET</text:p>
          </table:table-cell>
          <table:table-cell office:value-type="float" office:value="151.107303143" calcext:value-type="float">
            <text:p>151.107303143</text:p>
          </table:table-cell>
          <table:table-cell office:value-type="float" office:value="292.660279989" calcext:value-type="float">
            <text:p>292.660279989</text:p>
          </table:table-cell>
          <table:table-cell office:value-type="float" office:value="460.51473999" calcext:value-type="float">
            <text:p>460.51473999</text:p>
          </table:table-cell>
          <table:table-cell office:value-type="float" office:value="576.605902195" calcext:value-type="float">
            <text:p>576.605902195</text:p>
          </table:table-cell>
          <table:table-cell office:value-type="float" office:value="804.893839121" calcext:value-type="float">
            <text:p>804.893839121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DEVSQ([$Sheet1.$N$8:.$N$15];[$Sheet1.$O$8:.$O$15])" office:value-type="float" office:value="129.546382311959" calcext:value-type="float">
            <text:p>129.546382312</text:p>
          </table:table-cell>
          <table:table-cell table:formula="of:=SUM(COUNT([.$N$8:.$N$15]);COUNT([.$O$8:.$O$15])) - 1" office:value-type="float" office:value="15" calcext:value-type="float">
            <text:p>15</text:p>
          </table:table-cell>
          <table:table-cell table:number-columns-repeated="6"/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/>
          <table:table-cell office:value-type="string" calcext:value-type="string">
            <text:p>P8</text:p>
          </table:table-cell>
          <table:table-cell table:formula="of:=[.AC61]" office:value-type="float" office:value="4" calcext:value-type="float">
            <text:p>4</text:p>
          </table:table-cell>
          <table:table-cell table:formula="of:=[.AD61]" office:value-type="float" office:value="4" calcext:value-type="float">
            <text:p>4</text:p>
          </table:table-cell>
          <table:table-cell table:formula="of:=[.AE61]" office:value-type="float" office:value="1" calcext:value-type="float">
            <text:p>1</text:p>
          </table:table-cell>
          <table:table-cell table:formula="of:=[.AF61]" office:value-type="float" office:value="2" calcext:value-type="float">
            <text:p>2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.$AI$9:.$AI$16]);DEVSQ([.$AJ$9:.$AJ$16]))" office:value-type="float" office:value="5.5" calcext:value-type="float">
            <text:p>5.5</text:p>
          </table:table-cell>
          <table:table-cell table:formula="of:=SUM(COUNT([.$AI$9:.$AI$16])-1;COUNT([.$AJ$9:.$AJ$16])-1)" office:value-type="float" office:value="14" calcext:value-type="float">
            <text:p>14</text:p>
          </table:table-cell>
          <table:table-cell table:formula="of:=[.$AO$16] / [.$AP$16]" office:value-type="float" office:value="0.392857142857143" calcext:value-type="float">
            <text:p>0.39285714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6]/60))" office:value-type="float" office:value="2.27234549792113" calcext:value-type="float">
            <text:p>2.2723454979</text:p>
          </table:table-cell>
          <table:table-cell table:formula="of:=(([.$D$2]/5)/(([.G16]-[.F16])/60))" office:value-type="float" office:value="2.42572079832387" calcext:value-type="float">
            <text:p>2.4257207983</text:p>
          </table:table-cell>
          <table:table-cell table:formula="of:=(([.$D$2]/5)/(([.H16]-[.G16])/60))" office:value-type="float" office:value="2.04562929098193" calcext:value-type="float">
            <text:p>2.045629291</text:p>
          </table:table-cell>
          <table:table-cell table:formula="of:=(([.$D$2]/5)/(([.I16]-[.H16])/60))" office:value-type="float" office:value="2.95774453005873" calcext:value-type="float">
            <text:p>2.9577445301</text:p>
          </table:table-cell>
          <table:table-cell table:formula="of:=(([.$D$2]/5)/(([.J16]-[.I16])/60))" office:value-type="float" office:value="1.50410049967425" calcext:value-type="float">
            <text:p>1.5041004997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N8:.N15])" office:value-type="float" office:value="11.5822756806724" calcext:value-type="float">
            <text:p>11.5822756807</text:p>
          </table:table-cell>
          <table:table-cell table:formula="of:=AVERAGE([.O8:.O15])" office:value-type="float" office:value="10.2630259714396" calcext:value-type="float">
            <text:p>10.2630259714</text:p>
          </table:table-cell>
          <table:table-cell table:formula="of:=AVERAGE([.P8:.P15])" office:value-type="float" office:value="2.1293053302867" calcext:value-type="float">
            <text:p>2.1293053303</text:p>
          </table:table-cell>
          <table:table-cell table:formula="of:=AVERAGE([.Q8:.Q15])" office:value-type="float" office:value="3.2127440221893" calcext:value-type="float">
            <text:p>3.2127440222</text:p>
          </table:table-cell>
          <table:table-cell table:number-columns-repeated="22"/>
          <table:table-cell office:value-type="string" calcext:value-type="string">
            <text:p>Total</text:p>
          </table:table-cell>
          <table:table-cell table:formula="of:=DEVSQ([$Sheet1.$AI$9:.$AI$16];[$Sheet1.$AJ$9:.$AJ$16])" office:value-type="float" office:value="5.75" calcext:value-type="float">
            <text:p>5.75</text:p>
          </table:table-cell>
          <table:table-cell table:formula="of:=SUM(COUNT([.$AI$9:.$AI$16]);COUNT([.$AJ$9:.$AJ$16])) - 1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AVG WPM</text:p>
          </table:table-cell>
          <table:table-cell table:formula="of:=AVERAGE([.F17:.J17])" office:value-type="float" office:value="2.24110812339198" calcext:value-type="float">
            <text:p>2.2411081234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formula="of:=MAX([.N8:.N15])" office:value-type="float" office:value="17.719838840904" calcext:value-type="float">
            <text:p>17.7198388409</text:p>
          </table:table-cell>
          <table:table-cell table:formula="of:=MAX([.O8:.O15])" office:value-type="float" office:value="15.6286384884258" calcext:value-type="float">
            <text:p>15.6286384884</text:p>
          </table:table-cell>
          <table:table-cell table:formula="of:=MAX([.P8:.P15])" office:value-type="float" office:value="2.74212074763717" calcext:value-type="float">
            <text:p>2.7421207476</text:p>
          </table:table-cell>
          <table:table-cell table:formula="of:=MAX([.Q8:.Q15])" office:value-type="float" office:value="3.991373082446" calcext:value-type="float">
            <text:p>3.9913730824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office:value-type="string" calcext:value-type="string">
            <text:p>Comparing KB to KS</text:p>
          </table:table-cell>
          <table:table-cell table:number-columns-repeated="7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/>
          <table:table-cell office:value-type="string" calcext:value-type="string">
            <text:p>AVG</text:p>
          </table:table-cell>
          <table:table-cell table:formula="of:=AVERAGE([.AI9:.AI16])" office:value-type="float" office:value="4" calcext:value-type="float">
            <text:p>4</text:p>
          </table:table-cell>
          <table:table-cell table:formula="of:=AVERAGE([.AJ9:.AJ16])" office:value-type="float" office:value="4.25" calcext:value-type="float">
            <text:p>4.25</text:p>
          </table:table-cell>
          <table:table-cell table:formula="of:=AVERAGE([.AK9:.AK16])" office:value-type="float" office:value="1" calcext:value-type="float">
            <text:p>1</text:p>
          </table:table-cell>
          <table:table-cell table:formula="of:=AVERAGE([.AL9:.AL16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ISTAKES</text:p>
          </table:table-cell>
          <table:table-cell table:formula="of:=1/(5*[.D2])" office:value-type="float" office:value="0.00698958551757881" calcext:value-type="float">
            <text:p>0.0069895855</text:p>
          </table:table-cell>
          <table:table-cell table:number-columns-repeated="6"/>
          <table:table-cell office:value-type="string" calcext:value-type="string">
            <text:p>MIN</text:p>
          </table:table-cell>
          <table:table-cell table:formula="of:=MIN([.N8:.N15])" office:value-type="float" office:value="7.78060191256055" calcext:value-type="float">
            <text:p>7.7806019126</text:p>
          </table:table-cell>
          <table:table-cell table:formula="of:=MIN([.O8:.O15])" office:value-type="float" office:value="7.00809945175124" calcext:value-type="float">
            <text:p>7.0080994518</text:p>
          </table:table-cell>
          <table:table-cell table:formula="of:=MIN([.P8:.P15])" office:value-type="float" office:value="1.50740502889637" calcext:value-type="float">
            <text:p>1.5074050289</text:p>
          </table:table-cell>
          <table:table-cell table:formula="of:=MIN([.Q8:.Q15])" office:value-type="float" office:value="2.13069970016081" calcext:value-type="float">
            <text:p>2.130699700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PET</text:p>
          </table:table-cell>
          <table:table-cell office:value-type="float" office:value="96.8424949646" calcext:value-type="float">
            <text:p>96.8424949646</text:p>
          </table:table-cell>
          <table:table-cell office:value-type="float" office:value="182.179557085" calcext:value-type="float">
            <text:p>182.179557085</text:p>
          </table:table-cell>
          <table:table-cell office:value-type="float" office:value="245.30618906" calcext:value-type="float">
            <text:p>245.30618906</text:p>
          </table:table-cell>
          <table:table-cell office:value-type="float" office:value="354.221903086" calcext:value-type="float">
            <text:p>354.221903086</text:p>
          </table:table-cell>
          <table:table-cell office:value-type="float" office:value="451.735971928" calcext:value-type="float">
            <text:p>451.735971928</text:p>
          </table:table-cell>
          <table:table-cell table:number-columns-repeated="2"/>
          <table:table-cell office:value-type="string" calcext:value-type="string">
            <text:p>VAR</text:p>
          </table:table-cell>
          <table:table-cell table:formula="of:=[.N18]-[.N19]" office:value-type="float" office:value="9.93923692834348" calcext:value-type="float">
            <text:p>9.9392369283</text:p>
          </table:table-cell>
          <table:table-cell table:formula="of:=[.O18]-[.O19]" office:value-type="float" office:value="8.62053903667456" calcext:value-type="float">
            <text:p>8.6205390367</text:p>
          </table:table-cell>
          <table:table-cell table:formula="of:=[.P18]-[.P19]" office:value-type="float" office:value="1.2347157187408" calcext:value-type="float">
            <text:p>1.2347157187</text:p>
          </table:table-cell>
          <table:table-cell table:formula="of:=[.Q18]-[.Q19]" office:value-type="float" office:value="1.86067338228519" calcext:value-type="float">
            <text:p>1.8606733823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3"/>
        </table:table-row>
        <table:table-row table:style-name="ro2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20]/60))" office:value-type="float" office:value="3.54563355813494" calcext:value-type="float">
            <text:p>3.5456335581</text:p>
          </table:table-cell>
          <table:table-cell table:formula="of:=(([.$D$2]/5)/(([.G20]-[.F20])/60))" office:value-type="float" office:value="4.02366792889531" calcext:value-type="float">
            <text:p>4.0236679289</text:p>
          </table:table-cell>
          <table:table-cell table:formula="of:=(([.$D$2]/5)/(([.H20]-[.G20])/60))" office:value-type="float" office:value="5.43935244535118" calcext:value-type="float">
            <text:p>5.4393524454</text:p>
          </table:table-cell>
          <table:table-cell table:formula="of:=(([.$D$2]/5)/(([.I20]-[.H20])/60))" office:value-type="float" office:value="3.15260293769944" calcext:value-type="float">
            <text:p>3.1526029377</text:p>
          </table:table-cell>
          <table:table-cell table:formula="of:=(([.$D$2]/5)/(([.J20]-[.I20])/60))" office:value-type="float" office:value="3.52121498033634" calcext:value-type="float">
            <text:p>3.5212149803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TDEV([.N8:.N15])" office:value-type="float" office:value="2.88894710873287" calcext:value-type="float">
            <text:p>2.8889471087</text:p>
          </table:table-cell>
          <table:table-cell table:formula="of:=STDEV([.O8:.O15])" office:value-type="float" office:value="3.0275543017738" calcext:value-type="float">
            <text:p>3.0275543018</text:p>
          </table:table-cell>
          <table:table-cell table:formula="of:=STDEV([.P8:.P15])" office:value-type="float" office:value="0.433465929619804" calcext:value-type="float">
            <text:p>0.4334659296</text:p>
          </table:table-cell>
          <table:table-cell table:formula="of:=STDEV([.Q8:.Q15])" office:value-type="float" office:value="0.685602640194947" calcext:value-type="float">
            <text:p>0.6856026402</text:p>
          </table:table-cell>
          <table:table-cell/>
          <table:table-cell office:value-type="string" calcext:value-type="string">
            <text:p>Column 1</text:p>
          </table:table-cell>
          <table:table-cell table:formula="of:=COUNT([$Sheet1.$P$8:.$P$15])" office:value-type="float" office:value="8" calcext:value-type="float">
            <text:p>8</text:p>
          </table:table-cell>
          <table:table-cell table:formula="of:=SUM([$Sheet1.$P$8:.$P$15])" office:value-type="float" office:value="17.0344426422936" calcext:value-type="float">
            <text:p>17.0344426423</text:p>
          </table:table-cell>
          <table:table-cell table:formula="of:=AVERAGE([$Sheet1.$P$8:.$P$15])" office:value-type="float" office:value="2.1293053302867" calcext:value-type="float">
            <text:p>2.1293053303</text:p>
          </table:table-cell>
          <table:table-cell table:formula="of:=VAR([$Sheet1.$P$8:.$P$15])" office:value-type="float" office:value="0.187892712141161" calcext:value-type="float">
            <text:p>0.1878927121</text:p>
          </table:table-cell>
          <table:table-cell table:number-columns-repeated="3"/>
          <table:table-cell office:value-type="string" calcext:value-type="string">
            <text:p>P3</text:p>
          </table:table-cell>
          <table:table-cell table:number-columns-repeated="12"/>
          <table:table-cell office:value-type="string" calcext:value-type="string">
            <text:p><text:span text:style-name="T1">ANOVA - Single Factor</text:span></text:p>
          </table:table-cell>
          <table:table-cell/>
          <table:table-cell office:value-type="string" calcext:value-type="string">
            <text:p>Satisfaction – KB to K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21:.J21])" office:value-type="float" office:value="3.93649437008344" calcext:value-type="float">
            <text:p>3.9364943701</text:p>
          </table:table-cell>
          <table:table-cell table:number-columns-repeated="12"/>
          <table:table-cell office:value-type="string" calcext:value-type="string">
            <text:p>Column 2</text:p>
          </table:table-cell>
          <table:table-cell table:formula="of:=COUNT([$Sheet1.$Q$8:.$Q$15])" office:value-type="float" office:value="8" calcext:value-type="float">
            <text:p>8</text:p>
          </table:table-cell>
          <table:table-cell table:formula="of:=SUM([$Sheet1.$Q$8:.$Q$15])" office:value-type="float" office:value="25.7019521775144" calcext:value-type="float">
            <text:p>25.7019521775</text:p>
          </table:table-cell>
          <table:table-cell table:formula="of:=AVERAGE([$Sheet1.$Q$8:.$Q$15])" office:value-type="float" office:value="3.2127440221893" calcext:value-type="float">
            <text:p>3.2127440222</text:p>
          </table:table-cell>
          <table:table-cell table:formula="of:=VAR([$Sheet1.$Q$8:.$Q$15])" office:value-type="float" office:value="0.470050980242282" calcext:value-type="float">
            <text:p>0.4700509802</text:p>
          </table:table-cell>
          <table:table-cell table:number-columns-repeated="4"/>
          <table:table-cell table:style-name="ce19" office:value-type="string" calcext:value-type="string">
            <text:p>Previous Experience</text:p>
          </table:table-cell>
          <table:table-cell table:style-name="ce19" office:value-type="string" calcext:value-type="string">
            <text:p>Wii</text:p>
          </table:table-cell>
          <table:table-cell table:style-name="ce19" office:value-type="string" calcext:value-type="string">
            <text:p>Kinect</text:p>
          </table:table-cell>
          <table:table-cell table:style-name="ce19" office:value-type="string" calcext:value-type="string">
            <text:p>Swype</text:p>
          </table:table-cell>
          <table:table-cell table:style-name="ce19"/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P DIFF</text:p>
          </table:table-cell>
          <table:table-cell/>
          <table:table-cell table:formula="of:=[.O17]/[.N17]" office:value-type="float" office:value="0.886097538548985" calcext:value-type="float">
            <text:p>0.8860975385</text:p>
          </table:table-cell>
          <table:table-cell/>
          <table:table-cell table:formula="of:=[.Q17]/[.P17]" office:value-type="float" office:value="1.50882260824319" calcext:value-type="float">
            <text:p>1.5088226082</text:p>
          </table:table-cell>
          <table:table-cell table:number-columns-repeated="10"/>
          <table:table-cell table:style-name="ce19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7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number-columns-repeated="1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14"/>
          <table:table-cell office:value-type="string" calcext:value-type="string">
            <text:p>Column 1</text:p>
          </table:table-cell>
          <table:table-cell table:formula="of:=COUNT([$Sheet1.$AK$9:.$AK$16])" office:value-type="float" office:value="8" calcext:value-type="float">
            <text:p>8</text:p>
          </table:table-cell>
          <table:table-cell table:formula="of:=SUM([$Sheet1.$AK$9:.$AK$16])" office:value-type="float" office:value="8" calcext:value-type="float">
            <text:p>8</text:p>
          </table:table-cell>
          <table:table-cell table:formula="of:=AVERAGE([$Sheet1.$AK$9:.$AK$16])" office:value-type="float" office:value="1" calcext:value-type="float">
            <text:p>1</text:p>
          </table:table-cell>
          <table:table-cell table:formula="of:=VAR([$Sheet1.$AK$9:.$AK$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Between Groups</text:p>
          </table:table-cell>
          <table:table-cell table:formula="of:=[.$T$27] - [.$T$26]" office:value-type="float" office:value="4.69535759644649" calcext:value-type="float">
            <text:p>4.6953575964</text:p>
          </table:table-cell>
          <table:table-cell table:formula="of:=[.$U$27] - [.$U$26]" office:value-type="float" office:value="1" calcext:value-type="float">
            <text:p>1</text:p>
          </table:table-cell>
          <table:table-cell table:formula="of:=[.$T$25] / [.$U$25]" office:value-type="float" office:value="4.69535759644649" calcext:value-type="float">
            <text:p>4.6953575964</text:p>
          </table:table-cell>
          <table:table-cell table:formula="of:=[.$V$25] / [.$V$26]" office:value-type="float" office:value="14.2728250177071" calcext:value-type="float">
            <text:p>14.2728250177</text:p>
          </table:table-cell>
          <table:table-cell table:formula="of:=LEGACY.FDIST([.$W$25]; [.$U$25]; [.$U$26])" office:value-type="float" office:value="0.00203769229529623" calcext:value-type="float">
            <text:p>0.0020376923</text:p>
          </table:table-cell>
          <table:table-cell table:formula="of:=LEGACY.FINV(0.05; [.$U$25]; [.$U$26])" office:value-type="float" office:value="4.60010993666942" calcext:value-type="float">
            <text:p>4.6001099367</text:p>
          </table:table-cell>
          <table:table-cell table:number-columns-repeated="2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 table:number-columns-repeated="7"/>
          <table:table-cell office:value-type="string" calcext:value-type="string">
            <text:p>Column 2</text:p>
          </table:table-cell>
          <table:table-cell table:formula="of:=COUNT([$Sheet1.$AL$9:.$AL$16])" office:value-type="float" office:value="8" calcext:value-type="float">
            <text:p>8</text:p>
          </table:table-cell>
          <table:table-cell table:formula="of:=SUM([$Sheet1.$AL$9:.$AL$16])" office:value-type="float" office:value="16" calcext:value-type="float">
            <text:p>16</text:p>
          </table:table-cell>
          <table:table-cell table:formula="of:=AVERAGE([$Sheet1.$AL$9:.$AL$16])" office:value-type="float" office:value="2" calcext:value-type="float">
            <text:p>2</text:p>
          </table:table-cell>
          <table:table-cell table:formula="of:=VAR([$Sheet1.$AL$9:.$AL$16])" office:value-type="float" office:value="0.285714285714286" calcext:value-type="float">
            <text:p>0.28571428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3/(5*[.D2])" office:value-type="float" office:value="0.0209687565527364" calcext:value-type="float">
            <text:p>0.0209687566</text:p>
          </table:table-cell>
          <table:table-cell table:number-columns-repeated="12"/>
          <table:table-cell office:value-type="string" calcext:value-type="string">
            <text:p>Within Groups</text:p>
          </table:table-cell>
          <table:table-cell table:formula="of:=SUM(DEVSQ([.$P$8:.$P$15]);DEVSQ([.$Q$8:.$Q$15]))" office:value-type="float" office:value="4.6056058466841" calcext:value-type="float">
            <text:p>4.6056058467</text:p>
          </table:table-cell>
          <table:table-cell table:formula="of:=SUM(COUNT([.$P$8:.$P$15])-1;COUNT([.$Q$8:.$Q$15])-1)" office:value-type="float" office:value="14" calcext:value-type="float">
            <text:p>14</text:p>
          </table:table-cell>
          <table:table-cell table:formula="of:=[.$T$26] / [.$U$26]" office:value-type="float" office:value="0.328971846191722" calcext:value-type="float">
            <text:p>0.328971846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8.1142539978" calcext:value-type="float">
            <text:p>38.1142539978</text:p>
          </table:table-cell>
          <table:table-cell office:value-type="float" office:value="89.4563629627" calcext:value-type="float">
            <text:p>89.4563629627</text:p>
          </table:table-cell>
          <table:table-cell office:value-type="float" office:value="111.727973938" calcext:value-type="float">
            <text:p>111.727973938</text:p>
          </table:table-cell>
          <table:table-cell office:value-type="float" office:value="138.464687824" calcext:value-type="float">
            <text:p>138.464687824</text:p>
          </table:table-cell>
          <table:table-cell office:value-type="float" office:value="180.182639837" calcext:value-type="float">
            <text:p>180.182639837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DEVSQ([$Sheet1.$P$8:.$P$15];[$Sheet1.$Q$8:.$Q$15])" office:value-type="float" office:value="9.30096344313059" calcext:value-type="float">
            <text:p>9.3009634431</text:p>
          </table:table-cell>
          <table:table-cell table:formula="of:=SUM(COUNT([.$P$8:.$P$15]);COUNT([.$Q$8:.$Q$15])) - 1" office:value-type="float" office:value="15" calcext:value-type="float">
            <text:p>15</text:p>
          </table:table-cell>
          <table:table-cell table:number-columns-repeated="18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27]/60))" office:value-type="float" office:value="9.00891304391842" calcext:value-type="float">
            <text:p>9.0089130439</text:p>
          </table:table-cell>
          <table:table-cell table:formula="of:=(([.$D$2]/5)/(([.G27]-[.F27])/60))" office:value-type="float" office:value="6.68784370028008" calcext:value-type="float">
            <text:p>6.6878437003</text:p>
          </table:table-cell>
          <table:table-cell table:formula="of:=(([.$D$2]/5)/(([.H27]-[.G27])/60))" office:value-type="float" office:value="15.4172951557392" calcext:value-type="float">
            <text:p>15.4172951557</text:p>
          </table:table-cell>
          <table:table-cell table:formula="of:=(([.$D$2]/5)/(([.I27]-[.H27])/60))" office:value-type="float" office:value="12.8425655248454" calcext:value-type="float">
            <text:p>12.8425655248</text:p>
          </table:table-cell>
          <table:table-cell table:formula="of:=(([.$D$2]/5)/(([.J27]-[.I27])/60))" office:value-type="float" office:value="8.2307012552534" calcext:value-type="float">
            <text:p>8.2307012553</text:p>
          </table:table-cell>
          <table:table-cell table:number-columns-repeated="16"/>
          <table:table-cell office:value-type="string" calcext:value-type="string">
            <text:p>P4</text:p>
          </table:table-cell>
          <table:table-cell table:number-columns-repeated="12"/>
          <table:table-cell office:value-type="string" calcext:value-type="string">
            <text:p>Between Groups</text:p>
          </table:table-cell>
          <table:table-cell table:formula="of:=[.$AO$30] - [.$AO$29]" office:value-type="float" office:value="4" calcext:value-type="float">
            <text:p>4</text:p>
          </table:table-cell>
          <table:table-cell table:formula="of:=[.$AP$30] - [.$AP$29]" office:value-type="float" office:value="1" calcext:value-type="float">
            <text:p>1</text:p>
          </table:table-cell>
          <table:table-cell table:formula="of:=[.$AO$28] / [.$AP$28]" office:value-type="float" office:value="4" calcext:value-type="float">
            <text:p>4</text:p>
          </table:table-cell>
          <table:table-cell table:formula="of:=[.$AQ$28] / [.$AQ$29]" office:value-type="float" office:value="28" calcext:value-type="float">
            <text:p>28</text:p>
          </table:table-cell>
          <table:table-cell table:formula="of:=LEGACY.FDIST([.$AR$28]; [.$AP$28]; [.$AP$29])" office:value-type="float" office:value="0.000113913657095533" calcext:value-type="float">
            <text:p>0.0001139137</text:p>
          </table:table-cell>
          <table:table-cell table:formula="of:=LEGACY.FINV(0.05; [.$AP$28]; [.$AP$29])" office:value-type="float" office:value="4.60010993666942" calcext:value-type="float">
            <text:p>4.60010993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28:.J28])" office:value-type="float" office:value="10.4374637360073" calcext:value-type="float">
            <text:p>10.437463736</text:p>
          </table:table-cell>
          <table:table-cell table:number-columns-repeated="21"/>
          <table:table-cell table:style-name="ce19" office:value-type="string" calcext:value-type="string">
            <text:p>Previous Experience</text:p>
          </table:table-cell>
          <table:table-cell table:style-name="ce19" office:value-type="string" calcext:value-type="string">
            <text:p>Wii</text:p>
          </table:table-cell>
          <table:table-cell table:style-name="ce19" office:value-type="string" calcext:value-type="string">
            <text:p>Kinect</text:p>
          </table:table-cell>
          <table:table-cell table:style-name="ce19" office:value-type="string" calcext:value-type="string">
            <text:p>Swype</text:p>
          </table:table-cell>
          <table:table-cell table:style-name="ce19"/>
          <table:table-cell table:number-columns-repeated="7"/>
          <table:table-cell office:value-type="string" calcext:value-type="string">
            <text:p>Within Groups</text:p>
          </table:table-cell>
          <table:table-cell table:formula="of:=SUM(DEVSQ([.$AK$9:.$AK$16]);DEVSQ([.$AL$9:.$AL$16]))" office:value-type="float" office:value="2" calcext:value-type="float">
            <text:p>2</text:p>
          </table:table-cell>
          <table:table-cell table:formula="of:=SUM(COUNT([.$AK$9:.$AK$16])-1;COUNT([.$AL$9:.$AL$16])-1)" office:value-type="float" office:value="14" calcext:value-type="float">
            <text:p>14</text:p>
          </table:table-cell>
          <table:table-cell table:formula="of:=[.$AO$29] / [.$AP$29]" office:value-type="float" office:value="0.142857142857143" calcext:value-type="float">
            <text:p>0.1428571429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19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7"/>
          <table:table-cell office:value-type="string" calcext:value-type="string">
            <text:p>Total</text:p>
          </table:table-cell>
          <table:table-cell table:formula="of:=DEVSQ([$Sheet1.$AK$9:.$AK$16];[$Sheet1.$AL$9:.$AL$16])" office:value-type="float" office:value="6" calcext:value-type="float">
            <text:p>6</text:p>
          </table:table-cell>
          <table:table-cell table:formula="of:=SUM(COUNT([.$AK$9:.$AK$16]);COUNT([.$AL$9:.$AL$16])) - 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5/(5*[.D2])" office:value-type="float" office:value="0.034947927587894" calcext:value-type="float">
            <text:p>0.0349479276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42.1922690868" calcext:value-type="float">
            <text:p>42.1922690868</text:p>
          </table:table-cell>
          <table:table-cell office:value-type="float" office:value="82.9484710693" calcext:value-type="float">
            <text:p>82.9484710693</text:p>
          </table:table-cell>
          <table:table-cell office:value-type="float" office:value="157.833658934" calcext:value-type="float">
            <text:p>157.833658934</text:p>
          </table:table-cell>
          <table:table-cell office:value-type="float" office:value="222.291394949" calcext:value-type="float">
            <text:p>222.291394949</text:p>
          </table:table-cell>
          <table:table-cell office:value-type="float" office:value="262.380533934" calcext:value-type="float">
            <text:p>262.380533934</text:p>
          </table:table-cell>
          <table:table-cell table:number-columns-repeated="17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 table:number-columns-repeated="8"/>
          <table:table-cell table:formula="of:=DEVSQ([$Sheet1.$AK$9:.$AK$16];[$Sheet1.$AL$9:.$AL$16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32]/60))" office:value-type="float" office:value="8.13817335336022" calcext:value-type="float">
            <text:p>8.1381733534</text:p>
          </table:table-cell>
          <table:table-cell table:formula="of:=(([.$D$2]/5)/(([.G32]-[.F32])/60))" office:value-type="float" office:value="8.42492634979668" calcext:value-type="float">
            <text:p>8.4249263498</text:p>
          </table:table-cell>
          <table:table-cell table:formula="of:=(([.$D$2]/5)/(([.H32]-[.G32])/60))" office:value-type="float" office:value="4.58525924539824" calcext:value-type="float">
            <text:p>4.5852592454</text:p>
          </table:table-cell>
          <table:table-cell table:formula="of:=(([.$D$2]/5)/(([.I32]-[.H32])/60))" office:value-type="float" office:value="5.32702544687723" calcext:value-type="float">
            <text:p>5.3270254469</text:p>
          </table:table-cell>
          <table:table-cell table:formula="of:=(([.$D$2]/5)/(([.J32]-[.I32])/60))" office:value-type="float" office:value="8.56511286332382" calcext:value-type="float">
            <text:p>8.565112863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33:.J33])" office:value-type="float" office:value="7.00809945175124" calcext:value-type="float">
            <text:p>7.0080994518</text:p>
          </table:table-cell>
          <table:table-cell table:number-columns-repeated="40"/>
        </table:table-row>
        <table:table-row table:style-name="ro1">
          <table:table-cell table:number-columns-repeated="26"/>
          <table:table-cell office:value-type="string" calcext:value-type="string">
            <text:p>P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29/(5*[.D2])" office:value-type="float" office:value="0.202697980009785" calcext:value-type="float">
            <text:p>0.20269798</text:p>
          </table:table-cell>
          <table:table-cell table:number-columns-repeated="21"/>
          <table:table-cell table:style-name="ce19" office:value-type="string" calcext:value-type="string">
            <text:p>Previous Experience</text:p>
          </table:table-cell>
          <table:table-cell table:style-name="ce19" office:value-type="string" calcext:value-type="string">
            <text:p>Wii</text:p>
          </table:table-cell>
          <table:table-cell table:style-name="ce19" office:value-type="string" calcext:value-type="string">
            <text:p>Kinect</text:p>
          </table:table-cell>
          <table:table-cell table:style-name="ce19" office:value-type="string" calcext:value-type="string">
            <text:p>Swype</text:p>
          </table:table-cell>
          <table:table-cell table:style-name="ce19"/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14.983860016" calcext:value-type="float">
            <text:p>114.983860016</text:p>
          </table:table-cell>
          <table:table-cell office:value-type="float" office:value="325.481859922" calcext:value-type="float">
            <text:p>325.481859922</text:p>
          </table:table-cell>
          <table:table-cell office:value-type="float" office:value="513.685410976" calcext:value-type="float">
            <text:p>513.685410976</text:p>
          </table:table-cell>
          <table:table-cell office:value-type="float" office:value="874.720243931" calcext:value-type="float">
            <text:p>874.720243931</text:p>
          </table:table-cell>
          <table:table-cell office:value-type="float" office:value="1221.53031206" calcext:value-type="float">
            <text:p>1221.53031206</text:p>
          </table:table-cell>
          <table:table-cell table:number-columns-repeated="17"/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37]/60))" office:value-type="float" office:value="2.98622780581745" calcext:value-type="float">
            <text:p>2.9862278058</text:p>
          </table:table-cell>
          <table:table-cell table:formula="of:=(([.$D$2]/5)/(([.G37]-[.F37])/60))" office:value-type="float" office:value="1.63121739946857" calcext:value-type="float">
            <text:p>1.6312173995</text:p>
          </table:table-cell>
          <table:table-cell table:formula="of:=(([.$D$2]/5)/(([.H37]-[.G37])/60))" office:value-type="float" office:value="1.82445016620053" calcext:value-type="float">
            <text:p>1.8244501662</text:p>
          </table:table-cell>
          <table:table-cell table:formula="of:=(([.$D$2]/5)/(([.I37]-[.H37])/60))" office:value-type="float" office:value="0.951066126195081" calcext:value-type="float">
            <text:p>0.9510661262</text:p>
          </table:table-cell>
          <table:table-cell table:formula="of:=(([.$D$2]/5)/(([.J37]-[.I37])/60))" office:value-type="float" office:value="0.990075062850483" calcext:value-type="float">
            <text:p>0.9900750629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38:.J38])" office:value-type="float" office:value="1.67660731210642" calcext:value-type="float">
            <text:p>1.6766073121</text:p>
          </table:table-cell>
          <table:table-cell table:number-columns-repeated="21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table:formula="of:=1/(5*[.D2])" office:value-type="float" office:value="0.00698958551757881" calcext:value-type="float">
            <text:p>0.0069895855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96.1234149933" calcext:value-type="float">
            <text:p>96.1234149933</text:p>
          </table:table-cell>
          <table:table-cell office:value-type="float" office:value="186.752588034" calcext:value-type="float">
            <text:p>186.752588034</text:p>
          </table:table-cell>
          <table:table-cell office:value-type="float" office:value="243.564019203" calcext:value-type="float">
            <text:p>243.564019203</text:p>
          </table:table-cell>
          <table:table-cell office:value-type="float" office:value="347.397392035" calcext:value-type="float">
            <text:p>347.397392035</text:p>
          </table:table-cell>
          <table:table-cell office:value-type="float" office:value="566.325381994" calcext:value-type="float">
            <text:p>566.325381994</text:p>
          </table:table-cell>
          <table:table-cell table:number-columns-repeated="16"/>
          <table:table-cell office:value-type="string" calcext:value-type="string">
            <text:p>P6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42]/60))" office:value-type="float" office:value="3.57215773101625" calcext:value-type="float">
            <text:p>3.572157731</text:p>
          </table:table-cell>
          <table:table-cell table:formula="of:=(([.$D$2]/5)/(([.G42]-[.F42])/60))" office:value-type="float" office:value="3.78871381564741" calcext:value-type="float">
            <text:p>3.7887138156</text:p>
          </table:table-cell>
          <table:table-cell table:formula="of:=(([.$D$2]/5)/(([.H42]-[.G42])/60))" office:value-type="float" office:value="6.04399489564987" calcext:value-type="float">
            <text:p>6.0439948956</text:p>
          </table:table-cell>
          <table:table-cell table:formula="of:=(([.$D$2]/5)/(([.I42]-[.H42])/60))" office:value-type="float" office:value="3.30691366980404" calcext:value-type="float">
            <text:p>3.3069136698</text:p>
          </table:table-cell>
          <table:table-cell table:formula="of:=(([.$D$2]/5)/(([.J42]-[.I42])/60))" office:value-type="float" office:value="1.56840612323853" calcext:value-type="float">
            <text:p>1.5684061232</text:p>
          </table:table-cell>
          <table:table-cell table:number-columns-repeated="17"/>
          <table:table-cell table:style-name="ce19" office:value-type="string" calcext:value-type="string">
            <text:p>Previous Experience</text:p>
          </table:table-cell>
          <table:table-cell table:style-name="ce19" office:value-type="string" calcext:value-type="string">
            <text:p>Wii</text:p>
          </table:table-cell>
          <table:table-cell table:style-name="ce19" office:value-type="string" calcext:value-type="string">
            <text:p>Kinect</text:p>
          </table:table-cell>
          <table:table-cell table:style-name="ce19" office:value-type="string" calcext:value-type="string">
            <text:p>Swype</text:p>
          </table:table-cell>
          <table:table-cell table:style-name="ce19"/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43:.J43])" office:value-type="float" office:value="3.65603724707122" calcext:value-type="float">
            <text:p>3.6560372471</text:p>
          </table:table-cell>
          <table:table-cell table:number-columns-repeated="21"/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number-columns-repeated="43"/>
        </table:table-row>
        <table:table-row table:style-name="ro1">
          <table:table-cell table:number-columns-repeated="27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1/(5*[.D2])" office:value-type="float" office:value="0.00698958551757881" calcext:value-type="float">
            <text:p>0.0069895855</text:p>
          </table:table-cell>
          <table:table-cell table:number-columns-repeated="22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0.6934578419" calcext:value-type="float">
            <text:p>30.6934578419</text:p>
          </table:table-cell>
          <table:table-cell office:value-type="float" office:value="64.3413469791" calcext:value-type="float">
            <text:p>64.3413469791</text:p>
          </table:table-cell>
          <table:table-cell office:value-type="float" office:value="108.364068985" calcext:value-type="float">
            <text:p>108.364068985</text:p>
          </table:table-cell>
          <table:table-cell office:value-type="float" office:value="146.289515972" calcext:value-type="float">
            <text:p>146.289515972</text:p>
          </table:table-cell>
          <table:table-cell office:value-type="float" office:value="181.448608875" calcext:value-type="float">
            <text:p>181.448608875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48]/60))" office:value-type="float" office:value="11.1870093545232" calcext:value-type="float">
            <text:p>11.1870093545</text:p>
          </table:table-cell>
          <table:table-cell table:formula="of:=(([.$D$2]/5)/(([.G48]-[.F48])/60))" office:value-type="float" office:value="10.2047411830177" calcext:value-type="float">
            <text:p>10.204741183</text:p>
          </table:table-cell>
          <table:table-cell table:formula="of:=(([.$D$2]/5)/(([.H48]-[.G48])/60))" office:value-type="float" office:value="7.79979029815515" calcext:value-type="float">
            <text:p>7.7997902982</text:p>
          </table:table-cell>
          <table:table-cell table:formula="of:=(([.$D$2]/5)/(([.I48]-[.H48])/60))" office:value-type="float" office:value="9.05376277088307" calcext:value-type="float">
            <text:p>9.0537627709</text:p>
          </table:table-cell>
          <table:table-cell table:formula="of:=(([.$D$2]/5)/(([.J48]-[.I48])/60))" office:value-type="float" office:value="9.76612226451103" calcext:value-type="float">
            <text:p>9.7661222645</text:p>
          </table:table-cell>
          <table:table-cell table:number-columns-repeated="16"/>
          <table:table-cell office:value-type="string" calcext:value-type="string">
            <text:p>P7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49:.J49])" office:value-type="float" office:value="9.60228517421804" calcext:value-type="float">
            <text:p>9.6022851742</text:p>
          </table:table-cell>
          <table:table-cell table:number-columns-repeated="21"/>
          <table:table-cell table:style-name="ce19" office:value-type="string" calcext:value-type="string">
            <text:p>Previous Experience</text:p>
          </table:table-cell>
          <table:table-cell table:style-name="ce19" office:value-type="string" calcext:value-type="string">
            <text:p>Wii</text:p>
          </table:table-cell>
          <table:table-cell table:style-name="ce19" office:value-type="string" calcext:value-type="string">
            <text:p>Kinect</text:p>
          </table:table-cell>
          <table:table-cell table:style-name="ce19" office:value-type="string" calcext:value-type="string">
            <text:p>Swype</text:p>
          </table:table-cell>
          <table:table-cell table:style-name="ce19"/>
          <table:table-cell table:number-columns-repeated="14"/>
        </table:table-row>
        <table:table-row table:style-name="ro1">
          <table:table-cell table:number-columns-repeated="27"/>
          <table:table-cell table:style-name="ce19"/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2.2901749611" calcext:value-type="float">
            <text:p>32.2901749611</text:p>
          </table:table-cell>
          <table:table-cell office:value-type="float" office:value="64.8310658932" calcext:value-type="float">
            <text:p>64.8310658932</text:p>
          </table:table-cell>
          <table:table-cell office:value-type="float" office:value="94.1200349331" calcext:value-type="float">
            <text:p>94.1200349331</text:p>
          </table:table-cell>
          <table:table-cell office:value-type="float" office:value="150.985652924" calcext:value-type="float">
            <text:p>150.985652924</text:p>
          </table:table-cell>
          <table:table-cell office:value-type="float" office:value="185.651810884" calcext:value-type="float">
            <text:p>185.651810884</text:p>
          </table:table-cell>
          <table:table-cell table:number-columns-repeated="17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53]/60))" office:value-type="float" office:value="10.6338228397231" calcext:value-type="float">
            <text:p>10.6338228397</text:p>
          </table:table-cell>
          <table:table-cell table:formula="of:=(([.$D$2]/5)/(([.G53]-[.F53])/60))" office:value-type="float" office:value="10.5518930233494" calcext:value-type="float">
            <text:p>10.5518930233</text:p>
          </table:table-cell>
          <table:table-cell table:formula="of:=(([.$D$2]/5)/(([.H53]-[.G53])/60))" office:value-type="float" office:value="11.7234580545404" calcext:value-type="float">
            <text:p>11.7234580545</text:p>
          </table:table-cell>
          <table:table-cell table:formula="of:=(([.$D$2]/5)/(([.I53]-[.H53])/60))" office:value-type="float" office:value="6.03823561813657" calcext:value-type="float">
            <text:p>6.0382356181</text:p>
          </table:table-cell>
          <table:table-cell table:formula="of:=(([.$D$2]/5)/(([.J53]-[.I53])/60))" office:value-type="float" office:value="9.90499150197722" calcext:value-type="float">
            <text:p>9.90499150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54:.J54])" office:value-type="float" office:value="9.77048020754534" calcext:value-type="float">
            <text:p>9.7704802075</text:p>
          </table:table-cell>
          <table:table-cell table:number-columns-repeated="40"/>
        </table:table-row>
        <table:table-row table:style-name="ro1">
          <table:table-cell table:number-columns-repeated="26"/>
          <table:table-cell office:value-type="string" calcext:value-type="string">
            <text:p>P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22/(4*[.D2])" office:value-type="float" office:value="0.192213601733417" calcext:value-type="float">
            <text:p>0.1922136017</text:p>
          </table:table-cell>
          <table:table-cell table:number-columns-repeated="21"/>
          <table:table-cell table:style-name="ce19" office:value-type="string" calcext:value-type="string">
            <text:p>Previous Experience</text:p>
          </table:table-cell>
          <table:table-cell table:style-name="ce19" office:value-type="string" calcext:value-type="string">
            <text:p>Wii</text:p>
          </table:table-cell>
          <table:table-cell table:style-name="ce19" office:value-type="string" calcext:value-type="string">
            <text:p>Kinect</text:p>
          </table:table-cell>
          <table:table-cell table:style-name="ce19" office:value-type="string" calcext:value-type="string">
            <text:p>Swype</text:p>
          </table:table-cell>
          <table:table-cell table:style-name="ce19"/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63.263098001" calcext:value-type="float">
            <text:p>263.263098001</text:p>
          </table:table-cell>
          <table:table-cell office:value-type="float" office:value="503.355782032" calcext:value-type="float">
            <text:p>503.355782032</text:p>
          </table:table-cell>
          <table:table-cell office:value-type="float" office:value="715.324451923" calcext:value-type="float">
            <text:p>715.324451923</text:p>
          </table:table-cell>
          <table:table-cell office:value-type="float" office:value="920.284095049" calcext:value-type="float">
            <text:p>920.284095049</text:p>
          </table:table-cell>
          <table:table-cell table:number-columns-repeated="18"/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58]/60))" office:value-type="float" office:value="1.30427698605406" calcext:value-type="float">
            <text:p>1.3042769861</text:p>
          </table:table-cell>
          <table:table-cell table:formula="of:=(([.$D$2]/5)/(([.G58]-[.F58])/60))" office:value-type="float" office:value="1.43014770060909" calcext:value-type="float">
            <text:p>1.4301477006</text:p>
          </table:table-cell>
          <table:table-cell table:formula="of:=(([.$D$2]/5)/(([.H58]-[.G58])/60))" office:value-type="float" office:value="1.61989977186991" calcext:value-type="float">
            <text:p>1.6198997719</text:p>
          </table:table-cell>
          <table:table-cell table:formula="of:=(([.$D$2]/5)/(([.I58]-[.H58])/60))" office:value-type="float" office:value="1.67529565705241" calcext:value-type="float">
            <text:p>1.6752956571</text:p>
          </table:table-cell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59:.J59])" office:value-type="float" office:value="1.50740502889637" calcext:value-type="float">
            <text:p>1.5074050289</text:p>
          </table:table-cell>
          <table:table-cell table:number-columns-repeated="21"/>
          <table:table-cell office:value-type="string" calcext:value-type="string">
            <text:p>Satisfactio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S</text:p>
          </table:table-cell>
          <table:table-cell table:number-columns-repeated="14"/>
        </table:table-row>
        <table:table-row table:style-name="ro1">
          <table:table-cell table:number-columns-repeated="28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table:formula="of:=2/(5*[.D2])" office:value-type="float" office:value="0.0139791710351576" calcext:value-type="float">
            <text:p>0.013979171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14.516561985" calcext:value-type="float">
            <text:p>214.516561985</text:p>
          </table:table-cell>
          <table:table-cell office:value-type="float" office:value="322.017770052" calcext:value-type="float">
            <text:p>322.017770052</text:p>
          </table:table-cell>
          <table:table-cell office:value-type="float" office:value="471.379482031" calcext:value-type="float">
            <text:p>471.379482031</text:p>
          </table:table-cell>
          <table:table-cell office:value-type="float" office:value="566.161144018" calcext:value-type="float">
            <text:p>566.161144018</text:p>
          </table:table-cell>
          <table:table-cell office:value-type="float" office:value="700.272541046" calcext:value-type="float">
            <text:p>700.272541046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63]/60))" office:value-type="float" office:value="1.60065962657005" calcext:value-type="float">
            <text:p>1.6006596266</text:p>
          </table:table-cell>
          <table:table-cell table:formula="of:=(([.$D$2]/5)/(([.G63]-[.F63])/60))" office:value-type="float" office:value="3.19408503563975" calcext:value-type="float">
            <text:p>3.1940850356</text:p>
          </table:table-cell>
          <table:table-cell table:formula="of:=(([.$D$2]/5)/(([.H63]-[.G63])/60))" office:value-type="float" office:value="2.29890241247554" calcext:value-type="float">
            <text:p>2.2989024125</text:p>
          </table:table-cell>
          <table:table-cell table:formula="of:=(([.$D$2]/5)/(([.I63]-[.H63])/60))" office:value-type="float" office:value="3.62272609280786" calcext:value-type="float">
            <text:p>3.6227260928</text:p>
          </table:table-cell>
          <table:table-cell table:formula="of:=(([.$D$2]/5)/(([.J63]-[.I63])/60))" office:value-type="float" office:value="2.56031931371434" calcext:value-type="float">
            <text:p>2.5603193137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64:.J64])" office:value-type="float" office:value="2.65533849624151" calcext:value-type="float">
            <text:p>2.6553384962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number-columns-repeated="43"/>
        </table:table-row>
        <table:table-row table:style-name="ro1">
          <table:table-cell table:number-columns-repeated="27"/>
          <table:table-cell table:style-name="ce18" office:value-type="string" calcext:value-type="string">
            <text:p>Effects of Ordering on Entry Spee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22/(5*[.D2])" office:value-type="float" office:value="0.153770881386734" calcext:value-type="float">
            <text:p>0.1537708814</text:p>
          </table:table-cell>
          <table:table-cell table:number-columns-repeated="40"/>
        </table:table-row>
        <table:table-row table:style-name="ro2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6.2044868469" calcext:value-type="float">
            <text:p>16.2044868469</text:p>
          </table:table-cell>
          <table:table-cell office:value-type="float" office:value="60.452796936" calcext:value-type="float">
            <text:p>60.452796936</text:p>
          </table:table-cell>
          <table:table-cell office:value-type="float" office:value="81.7144329548" calcext:value-type="float">
            <text:p>81.7144329548</text:p>
          </table:table-cell>
          <table:table-cell office:value-type="float" office:value="119.367269039" calcext:value-type="float">
            <text:p>119.367269039</text:p>
          </table:table-cell>
          <table:table-cell office:value-type="float" office:value="166.929090023" calcext:value-type="float">
            <text:p>166.929090023</text:p>
          </table:table-cell>
          <table:table-cell table:number-columns-repeated="17"/>
          <table:table-cell office:value-type="string" calcext:value-type="string">
            <text:p><text:span text:style-name="T1">ANOVA - Single Factor</text:span>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69]/60))" office:value-type="float" office:value="21.1896867357875" calcext:value-type="float">
            <text:p>21.1896867358</text:p>
          </table:table-cell>
          <table:table-cell table:formula="of:=(([.$D$2]/5)/(([.G69]-[.F69])/60))" office:value-type="float" office:value="7.7600251695168" calcext:value-type="float">
            <text:p>7.7600251695</text:p>
          </table:table-cell>
          <table:table-cell table:formula="of:=(([.$D$2]/5)/(([.H69]-[.G69])/60))" office:value-type="float" office:value="16.1496509344994" calcext:value-type="float">
            <text:p>16.1496509345</text:p>
          </table:table-cell>
          <table:table-cell table:formula="of:=(([.$D$2]/5)/(([.I69]-[.H69])/60))" office:value-type="float" office:value="9.11931306401871" calcext:value-type="float">
            <text:p>9.119313064</text:p>
          </table:table-cell>
          <table:table-cell table:formula="of:=(([.$D$2]/5)/(([.J69]-[.I69])/60))" office:value-type="float" office:value="7.2194039861407" calcext:value-type="float">
            <text:p>7.2194039861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34"/>
        </table:table-row>
        <table:table-row table:style-name="ro2">
          <table:table-cell table:number-columns-repeated="4"/>
          <table:table-cell office:value-type="string" calcext:value-type="string">
            <text:p>AVG WPM</text:p>
          </table:table-cell>
          <table:table-cell table:formula="of:=AVERAGE([.F70:.J70])" office:value-type="float" office:value="12.2876159779926" calcext:value-type="float">
            <text:p>12.287615978</text:p>
          </table:table-cell>
          <table:table-cell table:number-columns-repeated="6"/>
          <table:table-cell table:style-name="ce9"/>
          <table:table-cell table:style-name="ce11" office:value-type="string" calcext:value-type="string">
            <text:p>WB</text:p>
          </table:table-cell>
          <table:table-cell table:style-name="ce11" office:value-type="string" calcext:value-type="string">
            <text:p>WS</text:p>
          </table:table-cell>
          <table:table-cell table:style-name="ce11" office:value-type="string" calcext:value-type="string">
            <text:p>KB</text:p>
          </table:table-cell>
          <table:table-cell table:style-name="ce15" office:value-type="string" calcext:value-type="string">
            <text:p>KS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office:value-type="string" calcext:value-type="string">
            <text:p>Comparing WB to WS</text:p>
          </table:table-cell>
          <table:table-cell table:number-columns-repeated="7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10" office:value-type="string" calcext:value-type="string">
            <text:p>P1</text:p>
          </table:table-cell>
          <table:table-cell table:style-name="ce13" table:formula="of:=[.F6]" office:value-type="float" office:value="0" calcext:value-type="float">
            <text:p>0</text:p>
          </table:table-cell>
          <table:table-cell table:style-name="ce13" table:formula="of:=[.F11]" office:value-type="float" office:value="0.034947927587894" calcext:value-type="float">
            <text:p>0.0349479276</text:p>
          </table:table-cell>
          <table:table-cell table:style-name="ce13" table:formula="of:=[.F15]" office:value-type="float" office:value="0.125812539316419" calcext:value-type="float">
            <text:p>0.1258125393</text:p>
          </table:table-cell>
          <table:table-cell table:style-name="ce17" table:formula="of:=[.F19]" office:value-type="float" office:value="0.00698958551757881" calcext:value-type="float">
            <text:p>0.0069895855</text:p>
          </table:table-cell>
          <table:table-cell table:number-columns-repeated="10"/>
          <table:table-cell office:value-type="string" calcext:value-type="string">
            <text:p>Row 1</text:p>
          </table:table-cell>
          <table:table-cell table:formula="of:=COUNT([$Sheet1.$N$8:.$Q$8])" office:value-type="float" office:value="4" calcext:value-type="float">
            <text:p>4</text:p>
          </table:table-cell>
          <table:table-cell table:formula="of:=SUM([$Sheet1.$N$8:.$Q$8])" office:value-type="float" office:value="26.5295601575394" calcext:value-type="float">
            <text:p>26.5295601575</text:p>
          </table:table-cell>
          <table:table-cell table:formula="of:=AVERAGE([$Sheet1.$N$8:.$Q$8])" office:value-type="float" office:value="6.63239003938485" calcext:value-type="float">
            <text:p>6.6323900394</text:p>
          </table:table-cell>
          <table:table-cell table:formula="of:=VAR([$Sheet1.$N$8:.$Q$8])" office:value-type="float" office:value="19.7348190898257" calcext:value-type="float">
            <text:p>19.734819089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3/(5*[.D2])" office:value-type="float" office:value="0.0209687565527364" calcext:value-type="float">
            <text:p>0.0209687566</text:p>
          </table:table-cell>
          <table:table-cell table:number-columns-repeated="6"/>
          <table:table-cell table:style-name="ce10" office:value-type="string" calcext:value-type="string">
            <text:p>P2</text:p>
          </table:table-cell>
          <table:table-cell table:style-name="ce13" table:formula="of:=[.F26]" office:value-type="float" office:value="0.0209687565527364" calcext:value-type="float">
            <text:p>0.0209687566</text:p>
          </table:table-cell>
          <table:table-cell table:style-name="ce13" table:formula="of:=[.F31]" office:value-type="float" office:value="0.034947927587894" calcext:value-type="float">
            <text:p>0.0349479276</text:p>
          </table:table-cell>
          <table:table-cell table:style-name="ce13" table:formula="of:=[.F36]" office:value-type="float" office:value="0.202697980009785" calcext:value-type="float">
            <text:p>0.20269798</text:p>
          </table:table-cell>
          <table:table-cell table:style-name="ce17" table:formula="of:=[.F41]" office:value-type="float" office:value="0.00698958551757881" calcext:value-type="float">
            <text:p>0.0069895855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Row 2</text:p>
          </table:table-cell>
          <table:table-cell table:formula="of:=COUNT([$Sheet1.$N$9:.$Q$9])" office:value-type="float" office:value="4" calcext:value-type="float">
            <text:p>4</text:p>
          </table:table-cell>
          <table:table-cell table:formula="of:=SUM([$Sheet1.$N$9:.$Q$9])" office:value-type="float" office:value="22.7782077469362" calcext:value-type="float">
            <text:p>22.7782077469</text:p>
          </table:table-cell>
          <table:table-cell table:formula="of:=AVERAGE([$Sheet1.$N$9:.$Q$9])" office:value-type="float" office:value="5.69455193673405" calcext:value-type="float">
            <text:p>5.6945519367</text:p>
          </table:table-cell>
          <table:table-cell table:formula="of:=VAR([$Sheet1.$N$9:.$Q$9])" office:value-type="float" office:value="14.8400135188128" calcext:value-type="float">
            <text:p>14.8400135188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59.2407240868" calcext:value-type="float">
            <text:p>59.2407240868</text:p>
          </table:table-cell>
          <table:table-cell office:value-type="float" office:value="94.1128771305" calcext:value-type="float">
            <text:p>94.1128771305</text:p>
          </table:table-cell>
          <table:table-cell office:value-type="float" office:value="142.244807005" calcext:value-type="float">
            <text:p>142.244807005</text:p>
          </table:table-cell>
          <table:table-cell office:value-type="float" office:value="174.915282965" calcext:value-type="float">
            <text:p>174.915282965</text:p>
          </table:table-cell>
          <table:table-cell office:value-type="float" office:value="213.138234138" calcext:value-type="float">
            <text:p>213.138234138</text:p>
          </table:table-cell>
          <table:table-cell table:number-columns-repeated="2"/>
          <table:table-cell table:style-name="ce10" office:value-type="string" calcext:value-type="string">
            <text:p>P3</text:p>
          </table:table-cell>
          <table:table-cell table:style-name="ce13" table:formula="of:=[.F47]" office:value-type="float" office:value="0.00698958551757881" calcext:value-type="float">
            <text:p>0.0069895855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F57]" office:value-type="float" office:value="0.192213601733417" calcext:value-type="float">
            <text:p>0.1922136017</text:p>
          </table:table-cell>
          <table:table-cell table:style-name="ce17" table:formula="of:=[.F62]" office:value-type="float" office:value="0.0139791710351576" calcext:value-type="float">
            <text:p>0.013979171</text:p>
          </table:table-cell>
          <table:table-cell/>
          <table:table-cell office:value-type="string" calcext:value-type="string">
            <text:p>Column 1</text:p>
          </table:table-cell>
          <table:table-cell table:formula="of:=COUNT([$Sheet1.$N$72:.$N$79])" office:value-type="float" office:value="8" calcext:value-type="float">
            <text:p>8</text:p>
          </table:table-cell>
          <table:table-cell table:formula="of:=SUM([$Sheet1.$N$72:.$N$79])" office:value-type="float" office:value="0.775843992451248" calcext:value-type="float">
            <text:p>0.7758439925</text:p>
          </table:table-cell>
          <table:table-cell table:formula="of:=AVERAGE([$Sheet1.$N$72:.$N$79])" office:value-type="float" office:value="0.096980499056406" calcext:value-type="float">
            <text:p>0.0969804991</text:p>
          </table:table-cell>
          <table:table-cell table:formula="of:=VAR([$Sheet1.$N$72:.$N$79])" office:value-type="float" office:value="0.0111588468625936" calcext:value-type="float">
            <text:p>0.0111588469</text:p>
          </table:table-cell>
          <table:table-cell table:number-columns-repeated="4"/>
          <table:table-cell office:value-type="string" calcext:value-type="string">
            <text:p>Row 3</text:p>
          </table:table-cell>
          <table:table-cell table:formula="of:=COUNT([$Sheet1.$N$10:.$Q$10])" office:value-type="float" office:value="4" calcext:value-type="float">
            <text:p>4</text:p>
          </table:table-cell>
          <table:table-cell table:formula="of:=SUM([$Sheet1.$N$10:.$Q$10])" office:value-type="float" office:value="23.5355089069013" calcext:value-type="float">
            <text:p>23.5355089069</text:p>
          </table:table-cell>
          <table:table-cell table:formula="of:=AVERAGE([$Sheet1.$N$10:.$Q$10])" office:value-type="float" office:value="5.88387722672531" calcext:value-type="float">
            <text:p>5.8838772267</text:p>
          </table:table-cell>
          <table:table-cell table:formula="of:=VAR([$Sheet1.$N$10:.$Q$10])" office:value-type="float" office:value="19.5030705423666" calcext:value-type="float">
            <text:p>19.503070542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74]/60))" office:value-type="float" office:value="5.79614792514849" calcext:value-type="float">
            <text:p>5.7961479251</text:p>
          </table:table-cell>
          <table:table-cell table:formula="of:=(([.$D$2]/5)/(([.G74]-[.F74])/60))" office:value-type="float" office:value="9.84648121868784" calcext:value-type="float">
            <text:p>9.8464812187</text:p>
          </table:table-cell>
          <table:table-cell table:formula="of:=(([.$D$2]/5)/(([.H74]-[.G74])/60))" office:value-type="float" office:value="7.1338922186437" calcext:value-type="float">
            <text:p>7.1338922186</text:p>
          </table:table-cell>
          <table:table-cell table:formula="of:=(([.$D$2]/5)/(([.I74]-[.H74])/60))" office:value-type="float" office:value="10.5100397196662" calcext:value-type="float">
            <text:p>10.5100397197</text:p>
          </table:table-cell>
          <table:table-cell table:formula="of:=(([.$D$2]/5)/(([.J74]-[.I74])/60))" office:value-type="float" office:value="8.98329379240996" calcext:value-type="float">
            <text:p>8.9832937924</text:p>
          </table:table-cell>
          <table:table-cell table:number-columns-repeated="2"/>
          <table:table-cell table:style-name="ce10" office:value-type="string" calcext:value-type="string">
            <text:p>P4</text:p>
          </table:table-cell>
          <table:table-cell table:style-name="ce13" table:formula="of:=[.F68]" office:value-type="float" office:value="0.153770881386734" calcext:value-type="float">
            <text:p>0.1537708814</text:p>
          </table:table-cell>
          <table:table-cell table:style-name="ce13" table:formula="of:=[.F73]" office:value-type="float" office:value="0.0209687565527364" calcext:value-type="float">
            <text:p>0.0209687566</text:p>
          </table:table-cell>
          <table:table-cell table:style-name="ce13" table:formula="of:=[.F78]" office:value-type="float" office:value="0.160760466904313" calcext:value-type="float">
            <text:p>0.1607604669</text:p>
          </table:table-cell>
          <table:table-cell table:style-name="ce17" table:formula="of:=[.F83]" office:value-type="float" office:value="0.0139791710351576" calcext:value-type="float">
            <text:p>0.013979171</text:p>
          </table:table-cell>
          <table:table-cell/>
          <table:table-cell office:value-type="string" calcext:value-type="string">
            <text:p>Column 2</text:p>
          </table:table-cell>
          <table:table-cell table:formula="of:=COUNT([$Sheet1.$O$72:.$O$79])" office:value-type="float" office:value="8" calcext:value-type="float">
            <text:p>8</text:p>
          </table:table-cell>
          <table:table-cell table:formula="of:=SUM([$Sheet1.$O$72:.$O$79])" office:value-type="float" office:value="0.272593835185573" calcext:value-type="float">
            <text:p>0.2725938352</text:p>
          </table:table-cell>
          <table:table-cell table:formula="of:=AVERAGE([$Sheet1.$O$72:.$O$79])" office:value-type="float" office:value="0.0340742293981967" calcext:value-type="float">
            <text:p>0.0340742294</text:p>
          </table:table-cell>
          <table:table-cell table:formula="of:=VAR([$Sheet1.$O$72:.$O$79])" office:value-type="float" office:value="0.000494649845288918" calcext:value-type="float">
            <text:p>0.0004946498</text:p>
          </table:table-cell>
          <table:table-cell table:number-columns-repeated="4"/>
          <table:table-cell office:value-type="string" calcext:value-type="string">
            <text:p>Row 4</text:p>
          </table:table-cell>
          <table:table-cell table:formula="of:=COUNT([$Sheet1.$N$11:.$Q$11])" office:value-type="float" office:value="4" calcext:value-type="float">
            <text:p>4</text:p>
          </table:table-cell>
          <table:table-cell table:formula="of:=SUM([$Sheet1.$N$11:.$Q$11])" office:value-type="float" office:value="24.7960199329798" calcext:value-type="float">
            <text:p>24.796019933</text:p>
          </table:table-cell>
          <table:table-cell table:formula="of:=AVERAGE([$Sheet1.$N$11:.$Q$11])" office:value-type="float" office:value="6.19900498324495" calcext:value-type="float">
            <text:p>6.1990049832</text:p>
          </table:table-cell>
          <table:table-cell table:formula="of:=VAR([$Sheet1.$N$11:.$Q$11])" office:value-type="float" office:value="25.6617038275323" calcext:value-type="float">
            <text:p>25.661703827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75:.J75])" office:value-type="float" office:value="8.45397097491124" calcext:value-type="float">
            <text:p>8.4539709749</text:p>
          </table:table-cell>
          <table:table-cell table:number-columns-repeated="6"/>
          <table:table-cell table:style-name="ce10" office:value-type="string" calcext:value-type="string">
            <text:p>P5</text:p>
          </table:table-cell>
          <table:table-cell table:style-name="ce13" table:formula="of:=[.F89]" office:value-type="float" office:value="0.0559166841406305" calcext:value-type="float">
            <text:p>0.0559166841</text:p>
          </table:table-cell>
          <table:table-cell table:style-name="ce13" table:formula="of:=[.F94]" office:value-type="float" office:value="0.0279583420703152" calcext:value-type="float">
            <text:p>0.0279583421</text:p>
          </table:table-cell>
          <table:table-cell table:style-name="ce13" table:formula="of:=[.F99]" office:value-type="float" office:value="0.139791710351576" calcext:value-type="float">
            <text:p>0.1397917104</text:p>
          </table:table-cell>
          <table:table-cell table:style-name="ce17" table:formula="of:=[.F104]" office:value-type="float" office:value="0.0262109456909205" calcext:value-type="float">
            <text:p>0.0262109457</text:p>
          </table:table-cell>
          <table:table-cell table:number-columns-repeated="10"/>
          <table:table-cell office:value-type="string" calcext:value-type="string">
            <text:p>Row 5</text:p>
          </table:table-cell>
          <table:table-cell table:formula="of:=COUNT([$Sheet1.$N$12:.$Q$12])" office:value-type="float" office:value="4" calcext:value-type="float">
            <text:p>4</text:p>
          </table:table-cell>
          <table:table-cell table:formula="of:=SUM([$Sheet1.$N$12:.$Q$12])" office:value-type="float" office:value="38.0475048633683" calcext:value-type="float">
            <text:p>38.0475048634</text:p>
          </table:table-cell>
          <table:table-cell table:formula="of:=AVERAGE([$Sheet1.$N$12:.$Q$12])" office:value-type="float" office:value="9.51187621584208" calcext:value-type="float">
            <text:p>9.5118762158</text:p>
          </table:table-cell>
          <table:table-cell table:formula="of:=VAR([$Sheet1.$N$12:.$Q$12])" office:value-type="float" office:value="69.1894098044136" calcext:value-type="float">
            <text:p>69.1894098044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10" office:value-type="string" calcext:value-type="string">
            <text:p>P6</text:p>
          </table:table-cell>
          <table:table-cell table:style-name="ce13" table:formula="of:=[.F110]" office:value-type="float" office:value="0.223666736562522" calcext:value-type="float">
            <text:p>0.2236667366</text:p>
          </table:table-cell>
          <table:table-cell table:style-name="ce13" table:formula="of:=[.F115]" office:value-type="float" office:value="0.0768854406933669" calcext:value-type="float">
            <text:p>0.0768854407</text:p>
          </table:table-cell>
          <table:table-cell table:style-name="ce13" table:formula="of:=[.F120]" office:value-type="float" office:value="0.17473963793947" calcext:value-type="float">
            <text:p>0.1747396379</text:p>
          </table:table-cell>
          <table:table-cell table:style-name="ce17" table:formula="of:=[.F125]" office:value-type="float" office:value="0" calcext:value-type="float">
            <text:p>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2"/>
          <table:table-cell office:value-type="string" calcext:value-type="string">
            <text:p>Row 6</text:p>
          </table:table-cell>
          <table:table-cell table:formula="of:=COUNT([$Sheet1.$N$13:.$Q$13])" office:value-type="float" office:value="4" calcext:value-type="float">
            <text:p>4</text:p>
          </table:table-cell>
          <table:table-cell table:formula="of:=SUM([$Sheet1.$N$13:.$Q$13])" office:value-type="float" office:value="30.2104929112539" calcext:value-type="float">
            <text:p>30.2104929113</text:p>
          </table:table-cell>
          <table:table-cell table:formula="of:=AVERAGE([$Sheet1.$N$13:.$Q$13])" office:value-type="float" office:value="7.55262322781348" calcext:value-type="float">
            <text:p>7.5526232278</text:p>
          </table:table-cell>
          <table:table-cell table:formula="of:=VAR([$Sheet1.$N$13:.$Q$13])" office:value-type="float" office:value="29.7295346693044" calcext:value-type="float">
            <text:p>29.729534669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23/(5*[.D2])" office:value-type="float" office:value="0.160760466904313" calcext:value-type="float">
            <text:p>0.1607604669</text:p>
          </table:table-cell>
          <table:table-cell table:number-columns-repeated="6"/>
          <table:table-cell table:style-name="ce10" office:value-type="string" calcext:value-type="string">
            <text:p>P7</text:p>
          </table:table-cell>
          <table:table-cell table:style-name="ce13" table:formula="of:=[.F131]" office:value-type="float" office:value="0.0419375131054728" calcext:value-type="float">
            <text:p>0.0419375131</text:p>
          </table:table-cell>
          <table:table-cell table:style-name="ce13" table:formula="of:=[.F136]" office:value-type="float" office:value="0.0489270986230517" calcext:value-type="float">
            <text:p>0.0489270986</text:p>
          </table:table-cell>
          <table:table-cell table:style-name="ce13" table:formula="of:=[.F141]" office:value-type="float" office:value="0.104843782763682" calcext:value-type="float">
            <text:p>0.1048437828</text:p>
          </table:table-cell>
          <table:table-cell table:style-name="ce17" table:formula="of:=[.F146]" office:value-type="float" office:value="0.0279583420703152" calcext:value-type="float">
            <text:p>0.0279583421</text:p>
          </table:table-cell>
          <table:table-cell/>
          <table:table-cell office:value-type="string" calcext:value-type="string">
            <text:p>Between Groups</text:p>
          </table:table-cell>
          <table:table-cell table:formula="of:=[.$T$80] - [.$T$79]" office:value-type="float" office:value="0.0158287950492454" calcext:value-type="float">
            <text:p>0.015828795</text:p>
          </table:table-cell>
          <table:table-cell table:formula="of:=[.$U$80] - [.$U$79]" office:value-type="float" office:value="1" calcext:value-type="float">
            <text:p>1</text:p>
          </table:table-cell>
          <table:table-cell table:formula="of:=[.$T$78] / [.$U$78]" office:value-type="float" office:value="0.0158287950492454" calcext:value-type="float">
            <text:p>0.015828795</text:p>
          </table:table-cell>
          <table:table-cell table:formula="of:=[.$V$78] / [.$V$79]" office:value-type="float" office:value="2.71657433747567" calcext:value-type="float">
            <text:p>2.7165743375</text:p>
          </table:table-cell>
          <table:table-cell table:formula="of:=LEGACY.FDIST([.$W$78]; [.$U$78]; [.$U$79])" office:value-type="float" office:value="0.121562075319956" calcext:value-type="float">
            <text:p>0.1215620753</text:p>
          </table:table-cell>
          <table:table-cell table:formula="of:=LEGACY.FINV(0.05; [.$U$78]; [.$U$79])" office:value-type="float" office:value="4.60010993666942" calcext:value-type="float">
            <text:p>4.6001099367</text:p>
          </table:table-cell>
          <table:table-cell table:number-columns-repeated="2"/>
          <table:table-cell office:value-type="string" calcext:value-type="string">
            <text:p>Row 7</text:p>
          </table:table-cell>
          <table:table-cell table:formula="of:=COUNT([$Sheet1.$N$14:.$Q$14])" office:value-type="float" office:value="4" calcext:value-type="float">
            <text:p>4</text:p>
          </table:table-cell>
          <table:table-cell table:formula="of:=SUM([$Sheet1.$N$14:.$Q$14])" office:value-type="float" office:value="21.4206496350953" calcext:value-type="float">
            <text:p>21.4206496351</text:p>
          </table:table-cell>
          <table:table-cell table:formula="of:=AVERAGE([$Sheet1.$N$14:.$Q$14])" office:value-type="float" office:value="5.35516240877383" calcext:value-type="float">
            <text:p>5.3551624088</text:p>
          </table:table-cell>
          <table:table-cell table:formula="of:=VAR([$Sheet1.$N$14:.$Q$14])" office:value-type="float" office:value="8.30090217388536" calcext:value-type="float">
            <text:p>8.300902173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02.126007795" calcext:value-type="float">
            <text:p>202.126007795</text:p>
          </table:table-cell>
          <table:table-cell office:value-type="float" office:value="415.427439928" calcext:value-type="float">
            <text:p>415.427439928</text:p>
          </table:table-cell>
          <table:table-cell office:value-type="float" office:value="587.250368834" calcext:value-type="float">
            <text:p>587.250368834</text:p>
          </table:table-cell>
          <table:table-cell office:value-type="float" office:value="746.190956831" calcext:value-type="float">
            <text:p>746.190956831</text:p>
          </table:table-cell>
          <table:table-cell office:value-type="float" office:value="905.795375824" calcext:value-type="float">
            <text:p>905.795375824</text:p>
          </table:table-cell>
          <table:table-cell table:number-columns-repeated="2"/>
          <table:table-cell table:style-name="ce10" office:value-type="string" calcext:value-type="string">
            <text:p>P8</text:p>
          </table:table-cell>
          <table:table-cell table:style-name="ce13" table:formula="of:=[.F152]" office:value-type="float" office:value="0.272593835185573" calcext:value-type="float">
            <text:p>0.2725938352</text:p>
          </table:table-cell>
          <table:table-cell table:style-name="ce13" table:formula="of:=[.F157]" office:value-type="float" office:value="0.0279583420703152" calcext:value-type="float">
            <text:p>0.0279583421</text:p>
          </table:table-cell>
          <table:table-cell table:style-name="ce13" table:formula="of:=[.F162]" office:value-type="float" office:value="0.216677151044943" calcext:value-type="float">
            <text:p>0.216677151</text:p>
          </table:table-cell>
          <table:table-cell table:style-name="ce17" table:formula="of:=[.F167]" office:value-type="float" office:value="0.0629062696582093" calcext:value-type="float">
            <text:p>0.0629062697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.$N$72:.$N$79]);DEVSQ([.$O$72:.$O$79]))" office:value-type="float" office:value="0.0815744769551773" calcext:value-type="float">
            <text:p>0.081574477</text:p>
          </table:table-cell>
          <table:table-cell table:formula="of:=SUM(COUNT([.$N$72:.$N$79])-1;COUNT([.$O$72:.$O$79])-1)" office:value-type="float" office:value="14" calcext:value-type="float">
            <text:p>14</text:p>
          </table:table-cell>
          <table:table-cell table:formula="of:=[.$T$79] / [.$U$79]" office:value-type="float" office:value="0.00582674835394124" calcext:value-type="float">
            <text:p>0.0058267484</text:p>
          </table:table-cell>
          <table:table-cell table:number-columns-repeated="5"/>
          <table:table-cell office:value-type="string" calcext:value-type="string">
            <text:p>Row 8</text:p>
          </table:table-cell>
          <table:table-cell table:formula="of:=COUNT([$Sheet1.$N$15:.$Q$15])" office:value-type="float" office:value="4" calcext:value-type="float">
            <text:p>4</text:p>
          </table:table-cell>
          <table:table-cell table:formula="of:=SUM([$Sheet1.$N$15:.$Q$15])" office:value-type="float" office:value="30.18086388263" calcext:value-type="float">
            <text:p>30.1808638826</text:p>
          </table:table-cell>
          <table:table-cell table:formula="of:=AVERAGE([$Sheet1.$N$15:.$Q$15])" office:value-type="float" office:value="7.5452159706575" calcext:value-type="float">
            <text:p>7.5452159707</text:p>
          </table:table-cell>
          <table:table-cell table:formula="of:=VAR([$Sheet1.$N$15:.$Q$15])" office:value-type="float" office:value="23.5423908587193" calcext:value-type="float">
            <text:p>23.542390858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79]/60))" office:value-type="float" office:value="1.69878188238027" calcext:value-type="float">
            <text:p>1.6987818824</text:p>
          </table:table-cell>
          <table:table-cell table:formula="of:=(([.$D$2]/5)/(([.G79]-[.F79])/60))" office:value-type="float" office:value="1.60977822120716" calcext:value-type="float">
            <text:p>1.6097782212</text:p>
          </table:table-cell>
          <table:table-cell table:formula="of:=(([.$D$2]/5)/(([.H79]-[.G79])/60))" office:value-type="float" office:value="1.99838288280983" calcext:value-type="float">
            <text:p>1.9983828828</text:p>
          </table:table-cell>
          <table:table-cell table:formula="of:=(([.$D$2]/5)/(([.I79]-[.H79])/60))" office:value-type="float" office:value="2.16035440869566" calcext:value-type="float">
            <text:p>2.1603544087</text:p>
          </table:table-cell>
          <table:table-cell table:formula="of:=(([.$D$2]/5)/(([.J79]-[.I79])/60))" office:value-type="float" office:value="2.15136900448264" calcext:value-type="float">
            <text:p>2.1513690045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DEVSQ([$Sheet1.$N$72:.$N$79];[$Sheet1.$O$72:.$O$79])" office:value-type="float" office:value="0.0974032720044226" calcext:value-type="float">
            <text:p>0.097403272</text:p>
          </table:table-cell>
          <table:table-cell table:formula="of:=SUM(COUNT([.$N$72:.$N$79]);COUNT([.$O$72:.$O$79])) - 1"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80:.J80])" office:value-type="float" office:value="1.92373327991511" calcext:value-type="float">
            <text:p>1.9237332799</text:p>
          </table:table-cell>
          <table:table-cell table:number-columns-repeated="6"/>
          <table:table-cell office:value-type="string" calcext:value-type="string">
            <text:p>AVG</text:p>
          </table:table-cell>
          <table:table-cell table:style-name="ce14" table:formula="of:=AVERAGE([.N72:.N79])" office:value-type="float" office:value="0.096980499056406" calcext:value-type="float">
            <text:p>0.097</text:p>
          </table:table-cell>
          <table:table-cell table:style-name="ce14" table:formula="of:=AVERAGE([.O72:.O79])" office:value-type="float" office:value="0.0340742293981967" calcext:value-type="float">
            <text:p>0.034</text:p>
          </table:table-cell>
          <table:table-cell table:style-name="ce14" table:formula="of:=AVERAGE([.P72:.P79])" office:value-type="float" office:value="0.164692108757951" calcext:value-type="float">
            <text:p>0.165</text:p>
          </table:table-cell>
          <table:table-cell table:style-name="ce14" table:formula="of:=AVERAGE([.Q72:.Q79])" office:value-type="float" office:value="0.0198766338156147" calcext:value-type="float">
            <text:p>0.020</text:p>
          </table:table-cell>
          <table:table-cell table:number-columns-repeated="10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MAX</text:p>
          </table:table-cell>
          <table:table-cell table:formula="of:=MAX([.N72:.N79])" office:value-type="float" office:value="0.272593835185573" calcext:value-type="float">
            <text:p>0.2725938352</text:p>
          </table:table-cell>
          <table:table-cell table:formula="of:=MAX([.O72:.O79])" office:value-type="float" office:value="0.0768854406933669" calcext:value-type="float">
            <text:p>0.0768854407</text:p>
          </table:table-cell>
          <table:table-cell table:formula="of:=MAX([.P72:.P79])" office:value-type="float" office:value="0.216677151044943" calcext:value-type="float">
            <text:p>0.216677151</text:p>
          </table:table-cell>
          <table:table-cell table:formula="of:=MAX([.Q72:.Q79])" office:value-type="float" office:value="0.0629062696582093" calcext:value-type="float">
            <text:p>0.0629062697</text:p>
          </table:table-cell>
          <table:table-cell table:number-columns-repeated="10"/>
          <table:table-cell office:value-type="string" calcext:value-type="string">
            <text:p>Between Groups</text:p>
          </table:table-cell>
          <table:table-cell table:formula="of:=[.$AC$84] - [.$AC$83]" office:value-type="float" office:value="52.0564852313913" calcext:value-type="float">
            <text:p>52.0564852314</text:p>
          </table:table-cell>
          <table:table-cell table:formula="of:=[.$AD$84] - [.$AD$83]" office:value-type="float" office:value="7" calcext:value-type="float">
            <text:p>7</text:p>
          </table:table-cell>
          <table:table-cell table:formula="of:=[.$AC$82] / [.$AD$82]" office:value-type="float" office:value="7.43664074734162" calcext:value-type="float">
            <text:p>7.4366407473</text:p>
          </table:table-cell>
          <table:table-cell table:formula="of:=[.$AE$82] / [.$AE$83]" office:value-type="float" office:value="0.282625200383989" calcext:value-type="float">
            <text:p>0.2826252004</text:p>
          </table:table-cell>
          <table:table-cell table:formula="of:=LEGACY.FDIST([.$AF$82]; [.$AD$82]; [.$AD$83])" office:value-type="float" office:value="0.954564030217187" calcext:value-type="float">
            <text:p>0.9545640302</text:p>
          </table:table-cell>
          <table:table-cell table:formula="of:=LEGACY.FINV(0.05; [.$AD$82]; [.$AD$83])" office:value-type="float" office:value="2.42262853342092" calcext:value-type="float">
            <text:p>2.4226285334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table:formula="of:=2/(5*[.D2])" office:value-type="float" office:value="0.0139791710351576" calcext:value-type="float">
            <text:p>0.013979171</text:p>
          </table:table-cell>
          <table:table-cell table:number-columns-repeated="6"/>
          <table:table-cell office:value-type="string" calcext:value-type="string">
            <text:p>MIN</text:p>
          </table:table-cell>
          <table:table-cell table:formula="of:=MIN([.N72:.N79])" office:value-type="float" office:value="0" calcext:value-type="float">
            <text:p>0</text:p>
          </table:table-cell>
          <table:table-cell table:formula="of:=MIN([.O72:.O79])" office:value-type="float" office:value="0" calcext:value-type="float">
            <text:p>0</text:p>
          </table:table-cell>
          <table:table-cell table:formula="of:=MIN([.P72:.P79])" office:value-type="float" office:value="0.104843782763682" calcext:value-type="float">
            <text:p>0.1048437828</text:p>
          </table:table-cell>
          <table:table-cell table:formula="of:=MIN([.Q72:.Q79])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office:value-type="string" calcext:value-type="string">
            <text:p>Comparing KB to KS</text:p>
          </table:table-cell>
          <table:table-cell table:number-columns-repeated="7"/>
          <table:table-cell office:value-type="string" calcext:value-type="string">
            <text:p>Within Groups</text:p>
          </table:table-cell>
          <table:table-cell table:formula="of:=SUM(DEVSQ([.$N$8:.$Q$8]);DEVSQ([.$N$9:.$Q$9]);DEVSQ([.$N$10:.$Q$10]);DEVSQ([.$N$11:.$Q$11]);DEVSQ([.$N$12:.$Q$12]);DEVSQ([.$N$13:.$Q$13]);DEVSQ([.$N$14:.$Q$14]);DEVSQ([.$N$15:.$Q$15]))" office:value-type="float" office:value="631.505533454581" calcext:value-type="float">
            <text:p>631.5055334546</text:p>
          </table:table-cell>
          <table:table-cell table:formula="of:=SUM(COUNT([.$N$8:.$Q$8])-1;COUNT([.$N$9:.$Q$9])-1;COUNT([.$N$10:.$Q$10])-1;COUNT([.$N$11:.$Q$11])-1;COUNT([.$N$12:.$Q$12])-1;COUNT([.$N$13:.$Q$13])-1;COUNT([.$N$14:.$Q$14])-1;COUNT([.$N$15:.$Q$15])-1)" office:value-type="float" office:value="24" calcext:value-type="float">
            <text:p>24</text:p>
          </table:table-cell>
          <table:table-cell table:formula="of:=[.$AC$83] / [.$AD$83]" office:value-type="float" office:value="26.3127305606075" calcext:value-type="float">
            <text:p>26.3127305606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39.208588839" calcext:value-type="float">
            <text:p>139.208588839</text:p>
          </table:table-cell>
          <table:table-cell office:value-type="float" office:value="289.167702913" calcext:value-type="float">
            <text:p>289.167702913</text:p>
          </table:table-cell>
          <table:table-cell office:value-type="float" office:value="467.893810987" calcext:value-type="float">
            <text:p>467.893810987</text:p>
          </table:table-cell>
          <table:table-cell office:value-type="float" office:value="717.939103842" calcext:value-type="float">
            <text:p>717.939103842</text:p>
          </table:table-cell>
          <table:table-cell office:value-type="float" office:value="849.863545895" calcext:value-type="float">
            <text:p>849.863545895</text:p>
          </table:table-cell>
          <table:table-cell table:number-columns-repeated="2"/>
          <table:table-cell office:value-type="string" calcext:value-type="string">
            <text:p>VAR</text:p>
          </table:table-cell>
          <table:table-cell table:formula="of:=[.N82]-[.N83]" office:value-type="float" office:value="0.272593835185573" calcext:value-type="float">
            <text:p>0.2725938352</text:p>
          </table:table-cell>
          <table:table-cell table:formula="of:=[.O82]-[.O83]" office:value-type="float" office:value="0.0768854406933669" calcext:value-type="float">
            <text:p>0.0768854407</text:p>
          </table:table-cell>
          <table:table-cell table:formula="of:=[.P82]-[.P83]" office:value-type="float" office:value="0.111833368281261" calcext:value-type="float">
            <text:p>0.1118333683</text:p>
          </table:table-cell>
          <table:table-cell table:formula="of:=[.Q82]-[.Q83]" office:value-type="float" office:value="0.0629062696582093" calcext:value-type="float">
            <text:p>0.0629062697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 table:formula="of:=DEVSQ([$Sheet1.$N$8:.$Q$8];[$Sheet1.$N$9:.$Q$9];[$Sheet1.$N$10:.$Q$10];[$Sheet1.$N$11:.$Q$11];[$Sheet1.$N$12:.$Q$12];[$Sheet1.$N$13:.$Q$13];[$Sheet1.$N$14:.$Q$14];[$Sheet1.$N$15:.$Q$15])" office:value-type="float" office:value="683.562018685972" calcext:value-type="float">
            <text:p>683.562018686</text:p>
          </table:table-cell>
          <table:table-cell table:formula="of:=SUM(COUNT([.$N$8:.$Q$8]);COUNT([.$N$9:.$Q$9]);COUNT([.$N$10:.$Q$10]);COUNT([.$N$11:.$Q$11]);COUNT([.$N$12:.$Q$12]);COUNT([.$N$13:.$Q$13]);COUNT([.$N$14:.$Q$14]);COUNT([.$N$15:.$Q$15])) - 1"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84]/60))" office:value-type="float" office:value="2.4665719469157" calcext:value-type="float">
            <text:p>2.4665719469</text:p>
          </table:table-cell>
          <table:table-cell table:formula="of:=(([.$D$2]/5)/(([.G84]-[.F84])/60))" office:value-type="float" office:value="2.28974412205822" calcext:value-type="float">
            <text:p>2.2897441221</text:p>
          </table:table-cell>
          <table:table-cell table:formula="of:=(([.$D$2]/5)/(([.H84]-[.G84])/60))" office:value-type="float" office:value="1.92119664944436" calcext:value-type="float">
            <text:p>1.9211966494</text:p>
          </table:table-cell>
          <table:table-cell table:formula="of:=(([.$D$2]/5)/(([.I84]-[.H84])/60))" office:value-type="float" office:value="1.37322321120085" calcext:value-type="float">
            <text:p>1.3732232112</text:p>
          </table:table-cell>
          <table:table-cell table:formula="of:=(([.$D$2]/5)/(([.J84]-[.I84])/60))" office:value-type="float" office:value="2.6027625711849" calcext:value-type="float">
            <text:p>2.6027625712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TDEV([.N72:.N79])" office:value-type="float" office:value="0.10563544321199" calcext:value-type="float">
            <text:p>0.1056354432</text:p>
          </table:table-cell>
          <table:table-cell table:formula="of:=STDEV([.O72:.O79])" office:value-type="float" office:value="0.0222407249272347" calcext:value-type="float">
            <text:p>0.0222407249</text:p>
          </table:table-cell>
          <table:table-cell table:formula="of:=STDEV([.P72:.P79])" office:value-type="float" office:value="0.0391593940238029" calcext:value-type="float">
            <text:p>0.039159394</text:p>
          </table:table-cell>
          <table:table-cell table:formula="of:=STDEV([.Q72:.Q79])" office:value-type="float" office:value="0.0198342409916345" calcext:value-type="float">
            <text:p>0.019834241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85:.J85])" office:value-type="float" office:value="2.13069970016081" calcext:value-type="float">
            <text:p>2.1306997002</text:p>
          </table:table-cell>
          <table:table-cell table:number-columns-repeated="12"/>
          <table:table-cell office:value-type="string" calcext:value-type="string">
            <text:p>Column 1</text:p>
          </table:table-cell>
          <table:table-cell table:formula="of:=COUNT([$Sheet1.$P$72:.$P$79])" office:value-type="float" office:value="8" calcext:value-type="float">
            <text:p>8</text:p>
          </table:table-cell>
          <table:table-cell table:formula="of:=SUM([$Sheet1.$P$72:.$P$79])" office:value-type="float" office:value="1.31753687006361" calcext:value-type="float">
            <text:p>1.3175368701</text:p>
          </table:table-cell>
          <table:table-cell table:formula="of:=AVERAGE([$Sheet1.$P$72:.$P$79])" office:value-type="float" office:value="0.164692108757951" calcext:value-type="float">
            <text:p>0.1646921088</text:p>
          </table:table-cell>
          <table:table-cell table:formula="of:=VAR([$Sheet1.$P$72:.$P$79])" office:value-type="float" office:value="0.00153345814031145" calcext:value-type="float">
            <text:p>0.001533458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number-columns-repeated="9"/>
          <table:table-cell office:value-type="string" calcext:value-type="string">
            <text:p>P DIFF</text:p>
          </table:table-cell>
          <table:table-cell/>
          <table:table-cell table:formula="of:=[.O81]/[.N81]" office:value-type="float" office:value="0.351351351351351" calcext:value-type="float">
            <text:p>0.3513513514</text:p>
          </table:table-cell>
          <table:table-cell table:formula="of:=1/[.Q87]" office:value-type="float" office:value="8.28571428571429" calcext:value-type="float">
            <text:p>8.2857142857</text:p>
          </table:table-cell>
          <table:table-cell table:formula="of:=[.Q81]/[.P81]" office:value-type="float" office:value="0.120689655172414" calcext:value-type="float">
            <text:p>0.1206896552</text:p>
          </table:table-cell>
          <table:table-cell/>
          <table:table-cell office:value-type="string" calcext:value-type="string">
            <text:p>Column 2</text:p>
          </table:table-cell>
          <table:table-cell table:formula="of:=COUNT([$Sheet1.$Q$72:.$Q$79])" office:value-type="float" office:value="8" calcext:value-type="float">
            <text:p>8</text:p>
          </table:table-cell>
          <table:table-cell table:formula="of:=SUM([$Sheet1.$Q$72:.$Q$79])" office:value-type="float" office:value="0.159013070524918" calcext:value-type="float">
            <text:p>0.1590130705</text:p>
          </table:table-cell>
          <table:table-cell table:formula="of:=AVERAGE([$Sheet1.$Q$72:.$Q$79])" office:value-type="float" office:value="0.0198766338156147" calcext:value-type="float">
            <text:p>0.0198766338</text:p>
          </table:table-cell>
          <table:table-cell table:formula="of:=VAR([$Sheet1.$Q$72:.$Q$79])" office:value-type="float" office:value="0.000393397115714235" calcext:value-type="float">
            <text:p>0.0003933971</text:p>
          </table:table-cell>
          <table:table-cell table:number-columns-repeated="4"/>
          <table:table-cell table:style-name="ce18" office:value-type="string" calcext:value-type="string">
            <text:p>Effects of Ordering on Error Rate</text:p>
          </table:table-cell>
          <table:table-cell table:number-columns-repeated="18"/>
        </table:table-row>
        <table:table-row table:style-name="ro1">
          <table:table-cell table:number-columns-repeated="46"/>
        </table:table-row>
        <table:table-row table:style-name="ro2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8/(5*[.D2])" office:value-type="float" office:value="0.0559166841406305" calcext:value-type="float">
            <text:p>0.0559166841</text:p>
          </table:table-cell>
          <table:table-cell table:number-columns-repeated="12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2"/>
          <table:table-cell office:value-type="string" calcext:value-type="string">
            <text:p><text:span text:style-name="T1">ANOVA - Single Factor</text:span>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7.1720459461" calcext:value-type="float">
            <text:p>37.1720459461</text:p>
          </table:table-cell>
          <table:table-cell office:value-type="float" office:value="57.5341579914" calcext:value-type="float">
            <text:p>57.5341579914</text:p>
          </table:table-cell>
          <table:table-cell office:value-type="float" office:value="80.2493889332" calcext:value-type="float">
            <text:p>80.2493889332</text:p>
          </table:table-cell>
          <table:table-cell office:value-type="float" office:value="91.7180478573" calcext:value-type="float">
            <text:p>91.7180478573</text:p>
          </table:table-cell>
          <table:table-cell office:value-type="float" office:value="111.403234959" calcext:value-type="float">
            <text:p>111.403234959</text:p>
          </table:table-cell>
          <table:table-cell table:number-columns-repeated="8"/>
          <table:table-cell office:value-type="string" calcext:value-type="string">
            <text:p>Between Groups</text:p>
          </table:table-cell>
          <table:table-cell table:formula="of:=[.$T$92] - [.$T$91]" office:value-type="float" office:value="0.0838860871310973" calcext:value-type="float">
            <text:p>0.0838860871</text:p>
          </table:table-cell>
          <table:table-cell table:formula="of:=[.$U$92] - [.$U$91]" office:value-type="float" office:value="1" calcext:value-type="float">
            <text:p>1</text:p>
          </table:table-cell>
          <table:table-cell table:formula="of:=[.$T$90] / [.$U$90]" office:value-type="float" office:value="0.0838860871310973" calcext:value-type="float">
            <text:p>0.0838860871</text:p>
          </table:table-cell>
          <table:table-cell table:formula="of:=[.$V$90] / [.$V$91]" office:value-type="float" office:value="87.0704603978607" calcext:value-type="float">
            <text:p>87.0704603979</text:p>
          </table:table-cell>
          <table:table-cell table:formula="of:=LEGACY.FDIST([.$W$90]; [.$U$90]; [.$U$91])" office:value-type="float" office:value="0.000000218654160731555" calcext:value-type="float">
            <text:p>2.18654160731555E-007</text:p>
          </table:table-cell>
          <table:table-cell table:formula="of:=LEGACY.FINV(0.05; [.$U$90]; [.$U$91])" office:value-type="float" office:value="4.60010993666942" calcext:value-type="float">
            <text:p>4.6001099367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90]/60))" office:value-type="float" office:value="9.237263950924" calcext:value-type="float">
            <text:p>9.2372639509</text:p>
          </table:table-cell>
          <table:table-cell table:formula="of:=(([.$D$2]/5)/(([.G90]-[.F90])/60))" office:value-type="float" office:value="16.8630837133251" calcext:value-type="float">
            <text:p>16.8630837133</text:p>
          </table:table-cell>
          <table:table-cell table:formula="of:=(([.$D$2]/5)/(([.H90]-[.G90])/60))" office:value-type="float" office:value="15.1162011462601" calcext:value-type="float">
            <text:p>15.1162011463</text:p>
          </table:table-cell>
          <table:table-cell table:formula="of:=(([.$D$2]/5)/(([.I90]-[.H90])/60))" office:value-type="float" office:value="29.9396818993765" calcext:value-type="float">
            <text:p>29.9396818994</text:p>
          </table:table-cell>
          <table:table-cell table:formula="of:=(([.$D$2]/5)/(([.J90]-[.I90])/60))" office:value-type="float" office:value="17.4429634946343" calcext:value-type="float">
            <text:p>17.4429634946</text:p>
          </table:table-cell>
          <table:table-cell table:number-columns-repeated="8"/>
          <table:table-cell office:value-type="string" calcext:value-type="string">
            <text:p>Within Groups</text:p>
          </table:table-cell>
          <table:table-cell table:formula="of:=SUM(DEVSQ([.$P$72:.$P$79]);DEVSQ([.$Q$72:.$Q$79]))" office:value-type="float" office:value="0.0134879867921798" calcext:value-type="float">
            <text:p>0.0134879868</text:p>
          </table:table-cell>
          <table:table-cell table:formula="of:=SUM(COUNT([.$P$72:.$P$79])-1;COUNT([.$Q$72:.$Q$79])-1)" office:value-type="float" office:value="14" calcext:value-type="float">
            <text:p>14</text:p>
          </table:table-cell>
          <table:table-cell table:formula="of:=[.$T$91] / [.$U$91]" office:value-type="float" office:value="0.000963427628012845" calcext:value-type="float">
            <text:p>0.0009634276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91:.J91])" office:value-type="float" office:value="17.719838840904" calcext:value-type="float">
            <text:p>17.7198388409</text:p>
          </table:table-cell>
          <table:table-cell table:number-columns-repeated="12"/>
          <table:table-cell office:value-type="string" calcext:value-type="string">
            <text:p>Total</text:p>
          </table:table-cell>
          <table:table-cell table:formula="of:=DEVSQ([$Sheet1.$P$72:.$P$79];[$Sheet1.$Q$72:.$Q$79])" office:value-type="float" office:value="0.0973740739232771" calcext:value-type="float">
            <text:p>0.0973740739</text:p>
          </table:table-cell>
          <table:table-cell table:formula="of:=SUM(COUNT([.$P$72:.$P$79]);COUNT([.$Q$72:.$Q$79])) - 1"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Row 1</text:p>
          </table:table-cell>
          <table:table-cell table:formula="of:=COUNT([$Sheet1.$N$72:.$Q$72])" office:value-type="float" office:value="4" calcext:value-type="float">
            <text:p>4</text:p>
          </table:table-cell>
          <table:table-cell table:formula="of:=SUM([$Sheet1.$N$72:.$Q$72])" office:value-type="float" office:value="0.167750052421891" calcext:value-type="float">
            <text:p>0.1677500524</text:p>
          </table:table-cell>
          <table:table-cell table:formula="of:=AVERAGE([$Sheet1.$N$72:.$Q$72])" office:value-type="float" office:value="0.0419375131054728" calcext:value-type="float">
            <text:p>0.0419375131</text:p>
          </table:table-cell>
          <table:table-cell table:formula="of:=VAR([$Sheet1.$N$72:.$Q$72])" office:value-type="float" office:value="0.00335466232525159" calcext:value-type="float">
            <text:p>0.0033546623</text:p>
          </table:table-cell>
          <table:table-cell table:number-columns-repeated="14"/>
        </table:table-row>
        <table:table-row table:style-name="ro1">
          <table:table-cell table:number-columns-repeated="27"/>
          <table:table-cell office:value-type="string" calcext:value-type="string">
            <text:p>Row 2</text:p>
          </table:table-cell>
          <table:table-cell table:formula="of:=COUNT([$Sheet1.$N$73:.$Q$73])" office:value-type="float" office:value="4" calcext:value-type="float">
            <text:p>4</text:p>
          </table:table-cell>
          <table:table-cell table:formula="of:=SUM([$Sheet1.$N$73:.$Q$73])" office:value-type="float" office:value="0.265604249667995" calcext:value-type="float">
            <text:p>0.2656042497</text:p>
          </table:table-cell>
          <table:table-cell table:formula="of:=AVERAGE([$Sheet1.$N$73:.$Q$73])" office:value-type="float" office:value="0.0664010624169987" calcext:value-type="float">
            <text:p>0.0664010624</text:p>
          </table:table-cell>
          <table:table-cell table:formula="of:=VAR([$Sheet1.$N$73:.$Q$73])" office:value-type="float" office:value="0.00838665581312897" calcext:value-type="float">
            <text:p>0.008386655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4/(5*[.D2])" office:value-type="float" office:value="0.0279583420703152" calcext:value-type="float">
            <text:p>0.0279583421</text:p>
          </table:table-cell>
          <table:table-cell table:number-columns-repeated="21"/>
          <table:table-cell office:value-type="string" calcext:value-type="string">
            <text:p>Row 3</text:p>
          </table:table-cell>
          <table:table-cell table:formula="of:=COUNT([$Sheet1.$N$74:.$Q$74])" office:value-type="float" office:value="4" calcext:value-type="float">
            <text:p>4</text:p>
          </table:table-cell>
          <table:table-cell table:formula="of:=SUM([$Sheet1.$N$74:.$Q$74])" office:value-type="float" office:value="0.213182358286154" calcext:value-type="float">
            <text:p>0.2131823583</text:p>
          </table:table-cell>
          <table:table-cell table:formula="of:=AVERAGE([$Sheet1.$N$74:.$Q$74])" office:value-type="float" office:value="0.0532955895715384" calcext:value-type="float">
            <text:p>0.0532955896</text:p>
          </table:table-cell>
          <table:table-cell table:formula="of:=VAR([$Sheet1.$N$74:.$Q$74])" office:value-type="float" office:value="0.00860955358291966" calcext:value-type="float">
            <text:p>0.008609553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0.0660140514" calcext:value-type="float">
            <text:p>30.0660140514</text:p>
          </table:table-cell>
          <table:table-cell office:value-type="float" office:value="48.1101059914" calcext:value-type="float">
            <text:p>48.1101059914</text:p>
          </table:table-cell>
          <table:table-cell office:value-type="float" office:value="65.1787490845" calcext:value-type="float">
            <text:p>65.1787490845</text:p>
          </table:table-cell>
          <table:table-cell office:value-type="float" office:value="95.961687088" calcext:value-type="float">
            <text:p>95.961687088</text:p>
          </table:table-cell>
          <table:table-cell office:value-type="float" office:value="116.870767117" calcext:value-type="float">
            <text:p>116.870767117</text:p>
          </table:table-cell>
          <table:table-cell table:number-columns-repeated="17"/>
          <table:table-cell office:value-type="string" calcext:value-type="string">
            <text:p>Row 4</text:p>
          </table:table-cell>
          <table:table-cell table:formula="of:=COUNT([$Sheet1.$N$75:.$Q$75])" office:value-type="float" office:value="4" calcext:value-type="float">
            <text:p>4</text:p>
          </table:table-cell>
          <table:table-cell table:formula="of:=SUM([$Sheet1.$N$75:.$Q$75])" office:value-type="float" office:value="0.34947927587894" calcext:value-type="float">
            <text:p>0.3494792759</text:p>
          </table:table-cell>
          <table:table-cell table:formula="of:=AVERAGE([$Sheet1.$N$75:.$Q$75])" office:value-type="float" office:value="0.0873698189697351" calcext:value-type="float">
            <text:p>0.087369819</text:p>
          </table:table-cell>
          <table:table-cell table:formula="of:=VAR([$Sheet1.$N$75:.$Q$75])" office:value-type="float" office:value="0.00653019219624217" calcext:value-type="float">
            <text:p>0.006530192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95]/60))" office:value-type="float" office:value="11.4204696177215" calcext:value-type="float">
            <text:p>11.4204696177</text:p>
          </table:table-cell>
          <table:table-cell table:formula="of:=(([.$D$2]/5)/(([.G95]-[.F95])/60))" office:value-type="float" office:value="19.0293865239527" calcext:value-type="float">
            <text:p>19.029386524</text:p>
          </table:table-cell>
          <table:table-cell table:formula="of:=(([.$D$2]/5)/(([.H95]-[.G95])/60))" office:value-type="float" office:value="20.116889088788" calcext:value-type="float">
            <text:p>20.1168890888</text:p>
          </table:table-cell>
          <table:table-cell table:formula="of:=(([.$D$2]/5)/(([.I95]-[.H95])/60))" office:value-type="float" office:value="11.1544908403791" calcext:value-type="float">
            <text:p>11.1544908404</text:p>
          </table:table-cell>
          <table:table-cell table:formula="of:=(([.$D$2]/5)/(([.J95]-[.I95])/60))" office:value-type="float" office:value="16.4219563712877" calcext:value-type="float">
            <text:p>16.4219563713</text:p>
          </table:table-cell>
          <table:table-cell table:number-columns-repeated="17"/>
          <table:table-cell office:value-type="string" calcext:value-type="string">
            <text:p>Row 5</text:p>
          </table:table-cell>
          <table:table-cell table:formula="of:=COUNT([$Sheet1.$N$76:.$Q$76])" office:value-type="float" office:value="4" calcext:value-type="float">
            <text:p>4</text:p>
          </table:table-cell>
          <table:table-cell table:formula="of:=SUM([$Sheet1.$N$76:.$Q$76])" office:value-type="float" office:value="0.249877682253442" calcext:value-type="float">
            <text:p>0.2498776823</text:p>
          </table:table-cell>
          <table:table-cell table:formula="of:=AVERAGE([$Sheet1.$N$76:.$Q$76])" office:value-type="float" office:value="0.0624694205633606" calcext:value-type="float">
            <text:p>0.0624694206</text:p>
          </table:table-cell>
          <table:table-cell table:formula="of:=VAR([$Sheet1.$N$76:.$Q$76])" office:value-type="float" office:value="0.00284245546384902" calcext:value-type="float">
            <text:p>0.002842455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96:.J96])" office:value-type="float" office:value="15.6286384884258" calcext:value-type="float">
            <text:p>15.6286384884</text:p>
          </table:table-cell>
          <table:table-cell table:number-columns-repeated="21"/>
          <table:table-cell office:value-type="string" calcext:value-type="string">
            <text:p>Row 6</text:p>
          </table:table-cell>
          <table:table-cell table:formula="of:=COUNT([$Sheet1.$N$77:.$Q$77])" office:value-type="float" office:value="4" calcext:value-type="float">
            <text:p>4</text:p>
          </table:table-cell>
          <table:table-cell table:formula="of:=SUM([$Sheet1.$N$77:.$Q$77])" office:value-type="float" office:value="0.475291815195359" calcext:value-type="float">
            <text:p>0.4752918152</text:p>
          </table:table-cell>
          <table:table-cell table:formula="of:=AVERAGE([$Sheet1.$N$77:.$Q$77])" office:value-type="float" office:value="0.11882295379884" calcext:value-type="float">
            <text:p>0.1188229538</text:p>
          </table:table-cell>
          <table:table-cell table:formula="of:=VAR([$Sheet1.$N$77:.$Q$77])" office:value-type="float" office:value="0.00999884790147804" calcext:value-type="float">
            <text:p>0.0099988479</text:p>
          </table:table-cell>
          <table:table-cell table:number-columns-repeated="14"/>
        </table:table-row>
        <table:table-row table:style-name="ro1">
          <table:table-cell table:number-columns-repeated="27"/>
          <table:table-cell office:value-type="string" calcext:value-type="string">
            <text:p>Row 7</text:p>
          </table:table-cell>
          <table:table-cell table:formula="of:=COUNT([$Sheet1.$N$78:.$Q$78])" office:value-type="float" office:value="4" calcext:value-type="float">
            <text:p>4</text:p>
          </table:table-cell>
          <table:table-cell table:formula="of:=SUM([$Sheet1.$N$78:.$Q$78])" office:value-type="float" office:value="0.223666736562522" calcext:value-type="float">
            <text:p>0.2236667366</text:p>
          </table:table-cell>
          <table:table-cell table:formula="of:=AVERAGE([$Sheet1.$N$78:.$Q$78])" office:value-type="float" office:value="0.0559166841406305" calcext:value-type="float">
            <text:p>0.0559166841</text:p>
          </table:table-cell>
          <table:table-cell table:formula="of:=VAR([$Sheet1.$N$78:.$Q$78])" office:value-type="float" office:value="0.00113993379984277" calcext:value-type="float">
            <text:p>0.001139933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20/(5*[.D2])" office:value-type="float" office:value="0.139791710351576" calcext:value-type="float">
            <text:p>0.1397917104</text:p>
          </table:table-cell>
          <table:table-cell table:number-columns-repeated="21"/>
          <table:table-cell office:value-type="string" calcext:value-type="string">
            <text:p>Row 8</text:p>
          </table:table-cell>
          <table:table-cell table:formula="of:=COUNT([$Sheet1.$N$79:.$Q$79])" office:value-type="float" office:value="4" calcext:value-type="float">
            <text:p>4</text:p>
          </table:table-cell>
          <table:table-cell table:formula="of:=SUM([$Sheet1.$N$79:.$Q$79])" office:value-type="float" office:value="0.580135597959041" calcext:value-type="float">
            <text:p>0.580135598</text:p>
          </table:table-cell>
          <table:table-cell table:formula="of:=AVERAGE([$Sheet1.$N$79:.$Q$79])" office:value-type="float" office:value="0.14503389948976" calcext:value-type="float">
            <text:p>0.1450338995</text:p>
          </table:table-cell>
          <table:table-cell table:formula="of:=VAR([$Sheet1.$N$79:.$Q$79])" office:value-type="float" office:value="0.0139519754716471" calcext:value-type="float">
            <text:p>0.013951975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57.961891174" calcext:value-type="float">
            <text:p>157.961891174</text:p>
          </table:table-cell>
          <table:table-cell office:value-type="float" office:value="298.050605059" calcext:value-type="float">
            <text:p>298.050605059</text:p>
          </table:table-cell>
          <table:table-cell office:value-type="float" office:value="507.046990156" calcext:value-type="float">
            <text:p>507.046990156</text:p>
          </table:table-cell>
          <table:table-cell office:value-type="float" office:value="663.983934164" calcext:value-type="float">
            <text:p>663.983934164</text:p>
          </table:table-cell>
          <table:table-cell office:value-type="float" office:value="857.364459038" calcext:value-type="float">
            <text:p>857.364459038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00]/60))" office:value-type="float" office:value="2.17373948518867" calcext:value-type="float">
            <text:p>2.1737394852</text:p>
          </table:table-cell>
          <table:table-cell table:formula="of:=(([.$D$2]/5)/(([.G100]-[.F100])/60))" office:value-type="float" office:value="2.45107539699361" calcext:value-type="float">
            <text:p>2.451075397</text:p>
          </table:table-cell>
          <table:table-cell table:formula="of:=(([.$D$2]/5)/(([.H100]-[.G100])/60))" office:value-type="float" office:value="1.6429375074628" calcext:value-type="float">
            <text:p>1.6429375075</text:p>
          </table:table-cell>
          <table:table-cell table:formula="of:=(([.$D$2]/5)/(([.I100]-[.H100])/60))" office:value-type="float" office:value="2.187936066746" calcext:value-type="float">
            <text:p>2.1879360667</text:p>
          </table:table-cell>
          <table:table-cell table:formula="of:=(([.$D$2]/5)/(([.J100]-[.I100])/60))" office:value-type="float" office:value="1.77560796374778" calcext:value-type="float">
            <text:p>1.7756079637</text:p>
          </table:table-cell>
          <table:table-cell table:number-columns-repeated="17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01:.J101])" office:value-type="float" office:value="2.04625928402777" calcext:value-type="float">
            <text:p>2.046259284</text:p>
          </table:table-cell>
          <table:table-cell table:number-columns-repeated="21"/>
          <table:table-cell office:value-type="string" calcext:value-type="string">
            <text:p>Between Groups</text:p>
          </table:table-cell>
          <table:table-cell table:formula="of:=[.$AC$104] - [.$AC$103]" office:value-type="float" office:value="0.0360620156788709" calcext:value-type="float">
            <text:p>0.0360620157</text:p>
          </table:table-cell>
          <table:table-cell table:formula="of:=[.$AD$104] - [.$AD$103]" office:value-type="float" office:value="7" calcext:value-type="float">
            <text:p>7</text:p>
          </table:table-cell>
          <table:table-cell table:formula="of:=[.$AC$102] / [.$AD$102]" office:value-type="float" office:value="0.00515171652555299" calcext:value-type="float">
            <text:p>0.0051517165</text:p>
          </table:table-cell>
          <table:table-cell table:formula="of:=[.$AE$102] / [.$AE$103]" office:value-type="float" office:value="0.751879524735718" calcext:value-type="float">
            <text:p>0.7518795247</text:p>
          </table:table-cell>
          <table:table-cell table:formula="of:=LEGACY.FDIST([.$AF$102]; [.$AD$102]; [.$AD$103])" office:value-type="float" office:value="0.631668729208411" calcext:value-type="float">
            <text:p>0.6316687292</text:p>
          </table:table-cell>
          <table:table-cell table:formula="of:=LEGACY.FINV(0.05; [.$AD$102]; [.$AD$103])" office:value-type="float" office:value="2.42262853342092" calcext:value-type="float">
            <text:p>2.4226285334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Within Groups</text:p>
          </table:table-cell>
          <table:table-cell table:formula="of:=SUM(DEVSQ([.$N$72:.$Q$72]);DEVSQ([.$N$73:.$Q$73]);DEVSQ([.$N$74:.$Q$74]);DEVSQ([.$N$75:.$Q$75]);DEVSQ([.$N$76:.$Q$76]);DEVSQ([.$N$77:.$Q$77]);DEVSQ([.$N$78:.$Q$78]);DEVSQ([.$N$79:.$Q$79]))" office:value-type="float" office:value="0.164442829663078" calcext:value-type="float">
            <text:p>0.1644428297</text:p>
          </table:table-cell>
          <table:table-cell table:formula="of:=SUM(COUNT([.$N$72:.$Q$72])-1;COUNT([.$N$73:.$Q$73])-1;COUNT([.$N$74:.$Q$74])-1;COUNT([.$N$75:.$Q$75])-1;COUNT([.$N$76:.$Q$76])-1;COUNT([.$N$77:.$Q$77])-1;COUNT([.$N$78:.$Q$78])-1;COUNT([.$N$79:.$Q$79])-1)" office:value-type="float" office:value="24" calcext:value-type="float">
            <text:p>24</text:p>
          </table:table-cell>
          <table:table-cell table:formula="of:=[.$AC$103] / [.$AD$103]" office:value-type="float" office:value="0.00685178456929491" calcext:value-type="float">
            <text:p>0.006851784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table:formula="of:=3/(4*[.D2])" office:value-type="float" office:value="0.0262109456909205" calcext:value-type="float">
            <text:p>0.0262109457</text:p>
          </table:table-cell>
          <table:table-cell table:number-columns-repeated="21"/>
          <table:table-cell office:value-type="string" calcext:value-type="string">
            <text:p>Total</text:p>
          </table:table-cell>
          <table:table-cell table:formula="of:=DEVSQ([$Sheet1.$N$72:.$Q$72];[$Sheet1.$N$73:.$Q$73];[$Sheet1.$N$74:.$Q$74];[$Sheet1.$N$75:.$Q$75];[$Sheet1.$N$76:.$Q$76];[$Sheet1.$N$77:.$Q$77];[$Sheet1.$N$78:.$Q$78];[$Sheet1.$N$79:.$Q$79])" office:value-type="float" office:value="0.200504845341949" calcext:value-type="float">
            <text:p>0.2005048453</text:p>
          </table:table-cell>
          <table:table-cell table:formula="of:=SUM(COUNT([.$N$72:.$Q$72]);COUNT([.$N$73:.$Q$73]);COUNT([.$N$74:.$Q$74]);COUNT([.$N$75:.$Q$75]);COUNT([.$N$76:.$Q$76]);COUNT([.$N$77:.$Q$77]);COUNT([.$N$78:.$Q$78]);COUNT([.$N$79:.$Q$79])) - 1"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36.679033995" calcext:value-type="float">
            <text:p>136.679033995</text:p>
          </table:table-cell>
          <table:table-cell office:value-type="float" office:value="258.609345913" calcext:value-type="float">
            <text:p>258.609345913</text:p>
          </table:table-cell>
          <table:table-cell office:value-type="float" office:value="370.882953882" calcext:value-type="float">
            <text:p>370.882953882</text:p>
          </table:table-cell>
          <table:table-cell office:value-type="float" office:value="525.244730949" calcext:value-type="float">
            <text:p>525.244730949</text:p>
          </table:table-cell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05]/60))" office:value-type="float" office:value="2.51222144292124" calcext:value-type="float">
            <text:p>2.5122214429</text:p>
          </table:table-cell>
          <table:table-cell table:formula="of:=(([.$D$2]/5)/(([.G105]-[.F105])/60))" office:value-type="float" office:value="2.81610039865165" calcext:value-type="float">
            <text:p>2.8161003987</text:p>
          </table:table-cell>
          <table:table-cell table:formula="of:=(([.$D$2]/5)/(([.H105]-[.G105])/60))" office:value-type="float" office:value="3.05831447132979" calcext:value-type="float">
            <text:p>3.0583144713</text:p>
          </table:table-cell>
          <table:table-cell table:formula="of:=(([.$D$2]/5)/(([.I105]-[.H105])/60))" office:value-type="float" office:value="2.22443668714025" calcext:value-type="float">
            <text:p>2.2244366871</text:p>
          </table:table-cell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06:.J106])" office:value-type="float" office:value="2.65276825001073" calcext:value-type="float">
            <text:p>2.65276825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32/(5*[.D2])" office:value-type="float" office:value="0.223666736562522" calcext:value-type="float">
            <text:p>0.2236667366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4.482681036" calcext:value-type="float">
            <text:p>24.482681036</text:p>
          </table:table-cell>
          <table:table-cell office:value-type="float" office:value="54.072191" calcext:value-type="float">
            <text:p>54.072191</text:p>
          </table:table-cell>
          <table:table-cell office:value-type="float" office:value="86.1843919754" calcext:value-type="float">
            <text:p>86.1843919754</text:p>
          </table:table-cell>
          <table:table-cell office:value-type="float" office:value="114.496917009" calcext:value-type="float">
            <text:p>114.496917009</text:p>
          </table:table-cell>
          <table:table-cell office:value-type="float" office:value="164.837141037" calcext:value-type="float">
            <text:p>164.837141037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11]/60))" office:value-type="float" office:value="14.0249345851912" calcext:value-type="float">
            <text:p>14.0249345852</text:p>
          </table:table-cell>
          <table:table-cell table:formula="of:=(([.$D$2]/5)/(([.G111]-[.F111])/60))" office:value-type="float" office:value="11.6043827835526" calcext:value-type="float">
            <text:p>11.6043827836</text:p>
          </table:table-cell>
          <table:table-cell table:formula="of:=(([.$D$2]/5)/(([.H111]-[.G111])/60))" office:value-type="float" office:value="10.6927581906653" calcext:value-type="float">
            <text:p>10.6927581907</text:p>
          </table:table-cell>
          <table:table-cell table:formula="of:=(([.$D$2]/5)/(([.I111]-[.H111])/60))" office:value-type="float" office:value="12.1277773562233" calcext:value-type="float">
            <text:p>12.1277773562</text:p>
          </table:table-cell>
          <table:table-cell table:formula="of:=(([.$D$2]/5)/(([.J111]-[.I111])/60))" office:value-type="float" office:value="6.82094699874624" calcext:value-type="float">
            <text:p>6.8209469987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12:.J112])" office:value-type="float" office:value="11.0541599828757" calcext:value-type="float">
            <text:p>11.0541599829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11/(5*[.D2])" office:value-type="float" office:value="0.0768854406933669" calcext:value-type="float">
            <text:p>0.0768854407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1.2073061466" calcext:value-type="float">
            <text:p>31.2073061466</text:p>
          </table:table-cell>
          <table:table-cell office:value-type="float" office:value="49.7891430855" calcext:value-type="float">
            <text:p>49.7891430855</text:p>
          </table:table-cell>
          <table:table-cell office:value-type="float" office:value="75.4931461811" calcext:value-type="float">
            <text:p>75.4931461811</text:p>
          </table:table-cell>
          <table:table-cell office:value-type="float" office:value="112.78364706" calcext:value-type="float">
            <text:p>112.78364706</text:p>
          </table:table-cell>
          <table:table-cell office:value-type="float" office:value="136.461530209" calcext:value-type="float">
            <text:p>136.461530209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16]/60))" office:value-type="float" office:value="11.0028080727951" calcext:value-type="float">
            <text:p>11.0028080728</text:p>
          </table:table-cell>
          <table:table-cell table:formula="of:=(([.$D$2]/5)/(([.G116]-[.F116])/60))" office:value-type="float" office:value="18.4786897618921" calcext:value-type="float">
            <text:p>18.4786897619</text:p>
          </table:table-cell>
          <table:table-cell table:formula="of:=(([.$D$2]/5)/(([.H116]-[.G116])/60))" office:value-type="float" office:value="13.3585418085628" calcext:value-type="float">
            <text:p>13.3585418086</text:p>
          </table:table-cell>
          <table:table-cell table:formula="of:=(([.$D$2]/5)/(([.I116]-[.H116])/60))" office:value-type="float" office:value="9.20792137158681" calcext:value-type="float">
            <text:p>9.2079213716</text:p>
          </table:table-cell>
          <table:table-cell table:formula="of:=(([.$D$2]/5)/(([.J116]-[.I116])/60))" office:value-type="float" office:value="14.5016341975867" calcext:value-type="float">
            <text:p>14.5016341976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17:.J117])" office:value-type="float" office:value="13.3099190424847" calcext:value-type="float">
            <text:p>13.3099190425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25/(5*[.D2])" office:value-type="float" office:value="0.17473963793947" calcext:value-type="float">
            <text:p>0.1747396379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60.191525936" calcext:value-type="float">
            <text:p>160.191525936</text:p>
          </table:table-cell>
          <table:table-cell office:value-type="float" office:value="344.858314037" calcext:value-type="float">
            <text:p>344.858314037</text:p>
          </table:table-cell>
          <table:table-cell office:value-type="float" office:value="487.980374098" calcext:value-type="float">
            <text:p>487.980374098</text:p>
          </table:table-cell>
          <table:table-cell office:value-type="float" office:value="592.065112114" calcext:value-type="float">
            <text:p>592.065112114</text:p>
          </table:table-cell>
          <table:table-cell office:value-type="float" office:value="816.945633888" calcext:value-type="float">
            <text:p>816.945633888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21]/60))" office:value-type="float" office:value="2.14348416992534" calcext:value-type="float">
            <text:p>2.1434841699</text:p>
          </table:table-cell>
          <table:table-cell table:formula="of:=(([.$D$2]/5)/(([.G121]-[.F121])/60))" office:value-type="float" office:value="1.85939227909353" calcext:value-type="float">
            <text:p>1.8593922791</text:p>
          </table:table-cell>
          <table:table-cell table:formula="of:=(([.$D$2]/5)/(([.H121]-[.G121])/60))" office:value-type="float" office:value="2.39912700986594" calcext:value-type="float">
            <text:p>2.3991270099</text:p>
          </table:table-cell>
          <table:table-cell table:formula="of:=(([.$D$2]/5)/(([.I121]-[.H121])/60))" office:value-type="float" office:value="3.29892745608119" calcext:value-type="float">
            <text:p>3.2989274561</text:p>
          </table:table-cell>
          <table:table-cell table:formula="of:=(([.$D$2]/5)/(([.J121]-[.I121])/60))" office:value-type="float" office:value="1.5268908009075" calcext:value-type="float">
            <text:p>1.5268908009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22:.J122])" office:value-type="float" office:value="2.2455643431747" calcext:value-type="float">
            <text:p>2.2455643432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72.5885529518" calcext:value-type="float">
            <text:p>72.5885529518</text:p>
          </table:table-cell>
          <table:table-cell office:value-type="float" office:value="180.700893164" calcext:value-type="float">
            <text:p>180.700893164</text:p>
          </table:table-cell>
          <table:table-cell office:value-type="float" office:value="256.530930042" calcext:value-type="float">
            <text:p>256.530930042</text:p>
          </table:table-cell>
          <table:table-cell office:value-type="float" office:value="424.456599951" calcext:value-type="float">
            <text:p>424.456599951</text:p>
          </table:table-cell>
          <table:table-cell office:value-type="float" office:value="521.866042137" calcext:value-type="float">
            <text:p>521.866042137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26]/60))" office:value-type="float" office:value="4.73033262183918" calcext:value-type="float">
            <text:p>4.7303326218</text:p>
          </table:table-cell>
          <table:table-cell table:formula="of:=(([.$D$2]/5)/(([.G126]-[.F126])/60))" office:value-type="float" office:value="3.17602966808457" calcext:value-type="float">
            <text:p>3.1760296681</text:p>
          </table:table-cell>
          <table:table-cell table:formula="of:=(([.$D$2]/5)/(([.H126]-[.G126])/60))" office:value-type="float" office:value="4.52812650681459" calcext:value-type="float">
            <text:p>4.5281265068</text:p>
          </table:table-cell>
          <table:table-cell table:formula="of:=(([.$D$2]/5)/(([.I126]-[.H126])/60))" office:value-type="float" office:value="2.0447618293622" calcext:value-type="float">
            <text:p>2.0447618294</text:p>
          </table:table-cell>
          <table:table-cell table:formula="of:=(([.$D$2]/5)/(([.J126]-[.I126])/60))" office:value-type="float" office:value="3.52499708749333" calcext:value-type="float">
            <text:p>3.5249970875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27:.J127])" office:value-type="float" office:value="3.60084954271878" calcext:value-type="float">
            <text:p>3.6008495427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6/(5*[.D2])" office:value-type="float" office:value="0.0419375131054728" calcext:value-type="float">
            <text:p>0.0419375131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51.0985760689" calcext:value-type="float">
            <text:p>51.0985760689</text:p>
          </table:table-cell>
          <table:table-cell office:value-type="float" office:value="105.242302895" calcext:value-type="float">
            <text:p>105.242302895</text:p>
          </table:table-cell>
          <table:table-cell office:value-type="float" office:value="152.905821085" calcext:value-type="float">
            <text:p>152.905821085</text:p>
          </table:table-cell>
          <table:table-cell office:value-type="float" office:value="201.27996397" calcext:value-type="float">
            <text:p>201.27996397</text:p>
          </table:table-cell>
          <table:table-cell office:value-type="float" office:value="231.036278963" calcext:value-type="float">
            <text:p>231.03627896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32]/60))" office:value-type="float" office:value="6.71971758150387" calcext:value-type="float">
            <text:p>6.7197175815</text:p>
          </table:table-cell>
          <table:table-cell table:formula="of:=(([.$D$2]/5)/(([.G132]-[.F132])/60))" office:value-type="float" office:value="6.34178731550632" calcext:value-type="float">
            <text:p>6.3417873155</text:p>
          </table:table-cell>
          <table:table-cell table:formula="of:=(([.$D$2]/5)/(([.H132]-[.G132])/60))" office:value-type="float" office:value="7.20400031385094" calcext:value-type="float">
            <text:p>7.2040003139</text:p>
          </table:table-cell>
          <table:table-cell table:formula="of:=(([.$D$2]/5)/(([.I132]-[.H132])/60))" office:value-type="float" office:value="7.09817227803477" calcext:value-type="float">
            <text:p>7.098172278</text:p>
          </table:table-cell>
          <table:table-cell table:formula="of:=(([.$D$2]/5)/(([.J132]-[.I132])/60))" office:value-type="float" office:value="11.5393320739069" calcext:value-type="float">
            <text:p>11.5393320739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33:.J133])" office:value-type="float" office:value="7.78060191256055" calcext:value-type="float">
            <text:p>7.7806019126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7/(5*[.D2])" office:value-type="float" office:value="0.0489270986230517" calcext:value-type="float">
            <text:p>0.0489270986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9.579146862" calcext:value-type="float">
            <text:p>39.579146862</text:p>
          </table:table-cell>
          <table:table-cell office:value-type="float" office:value="79.0977950096" calcext:value-type="float">
            <text:p>79.0977950096</text:p>
          </table:table-cell>
          <table:table-cell office:value-type="float" office:value="146.557685852" calcext:value-type="float">
            <text:p>146.557685852</text:p>
          </table:table-cell>
          <table:table-cell office:value-type="float" office:value="183.567897797" calcext:value-type="float">
            <text:p>183.567897797</text:p>
          </table:table-cell>
          <table:table-cell office:value-type="float" office:value="227.486908913" calcext:value-type="float">
            <text:p>227.48690891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37]/60))" office:value-type="float" office:value="8.67547754875101" calcext:value-type="float">
            <text:p>8.6754775488</text:p>
          </table:table-cell>
          <table:table-cell table:formula="of:=(([.$D$2]/5)/(([.G137]-[.F137])/60))" office:value-type="float" office:value="8.68875875302058" calcext:value-type="float">
            <text:p>8.688758753</text:p>
          </table:table-cell>
          <table:table-cell table:formula="of:=(([.$D$2]/5)/(([.H137]-[.G137])/60))" office:value-type="float" office:value="5.08995783586691" calcext:value-type="float">
            <text:p>5.0899578359</text:p>
          </table:table-cell>
          <table:table-cell table:formula="of:=(([.$D$2]/5)/(([.I137]-[.H137])/60))" office:value-type="float" office:value="9.27765559706253" calcext:value-type="float">
            <text:p>9.2776555971</text:p>
          </table:table-cell>
          <table:table-cell table:formula="of:=(([.$D$2]/5)/(([.J137]-[.I137])/60))" office:value-type="float" office:value="7.81820881834265" calcext:value-type="float">
            <text:p>7.818208818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38:.J138])" office:value-type="float" office:value="7.91001171060874" calcext:value-type="float">
            <text:p>7.9100117106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15/(5*[.D2])" office:value-type="float" office:value="0.104843782763682" calcext:value-type="float">
            <text:p>0.1048437828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83.066071987" calcext:value-type="float">
            <text:p>183.066071987</text:p>
          </table:table-cell>
          <table:table-cell office:value-type="float" office:value="355.857807875" calcext:value-type="float">
            <text:p>355.857807875</text:p>
          </table:table-cell>
          <table:table-cell office:value-type="float" office:value="451.129401922" calcext:value-type="float">
            <text:p>451.129401922</text:p>
          </table:table-cell>
          <table:table-cell office:value-type="float" office:value="574.527431011" calcext:value-type="float">
            <text:p>574.527431011</text:p>
          </table:table-cell>
          <table:table-cell office:value-type="float" office:value="688.652769804" calcext:value-type="float">
            <text:p>688.652769804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42]/60))" office:value-type="float" office:value="1.87565066684985" calcext:value-type="float">
            <text:p>1.8756506668</text:p>
          </table:table-cell>
          <table:table-cell table:formula="of:=(([.$D$2]/5)/(([.G142]-[.F142])/60))" office:value-type="float" office:value="1.98717836958686" calcext:value-type="float">
            <text:p>1.9871783696</text:p>
          </table:table-cell>
          <table:table-cell table:formula="of:=(([.$D$2]/5)/(([.H142]-[.G142])/60))" office:value-type="float" office:value="3.60409630419963" calcext:value-type="float">
            <text:p>3.6040963042</text:p>
          </table:table-cell>
          <table:table-cell table:formula="of:=(([.$D$2]/5)/(([.I142]-[.H142])/60))" office:value-type="float" office:value="2.78260522096628" calcext:value-type="float">
            <text:p>2.782605221</text:p>
          </table:table-cell>
          <table:table-cell table:formula="of:=(([.$D$2]/5)/(([.J142]-[.I142])/60))" office:value-type="float" office:value="3.00869205411779" calcext:value-type="float">
            <text:p>3.0086920541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43:.J143])" office:value-type="float" office:value="2.65164452314408" calcext:value-type="float">
            <text:p>2.6516445231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table:formula="of:=4/(5*[.D2])" office:value-type="float" office:value="0.0279583420703152" calcext:value-type="float">
            <text:p>0.0279583421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31.433192968" calcext:value-type="float">
            <text:p>131.433192968</text:p>
          </table:table-cell>
          <table:table-cell office:value-type="float" office:value="227.000471115" calcext:value-type="float">
            <text:p>227.000471115</text:p>
          </table:table-cell>
          <table:table-cell office:value-type="float" office:value="325.100701094" calcext:value-type="float">
            <text:p>325.100701094</text:p>
          </table:table-cell>
          <table:table-cell office:value-type="float" office:value="425.087918997" calcext:value-type="float">
            <text:p>425.087918997</text:p>
          </table:table-cell>
          <table:table-cell office:value-type="float" office:value="577.54500699" calcext:value-type="float">
            <text:p>577.54500699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47]/60))" office:value-type="float" office:value="2.61249074336648" calcext:value-type="float">
            <text:p>2.6124907434</text:p>
          </table:table-cell>
          <table:table-cell table:formula="of:=(([.$D$2]/5)/(([.G147]-[.F147])/60))" office:value-type="float" office:value="3.59294527015656" calcext:value-type="float">
            <text:p>3.5929452702</text:p>
          </table:table-cell>
          <table:table-cell table:formula="of:=(([.$D$2]/5)/(([.H147]-[.G147])/60))" office:value-type="float" office:value="3.50017528066452" calcext:value-type="float">
            <text:p>3.5001752807</text:p>
          </table:table-cell>
          <table:table-cell table:formula="of:=(([.$D$2]/5)/(([.I147]-[.H147])/60))" office:value-type="float" office:value="3.43411895241559" calcext:value-type="float">
            <text:p>3.4341189524</text:p>
          </table:table-cell>
          <table:table-cell table:formula="of:=(([.$D$2]/5)/(([.J147]-[.I147])/60))" office:value-type="float" office:value="2.2522271973066" calcext:value-type="float">
            <text:p>2.252227197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48:.J148])" office:value-type="float" office:value="3.07839148878195" calcext:value-type="float">
            <text:p>3.0783914888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P8</text:p>
          </table:table-cell>
          <table:table-cell table:number-columns-repeated="43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39/(5*[.D2])" office:value-type="float" office:value="0.272593835185573" calcext:value-type="float">
            <text:p>0.2725938352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5.1499428749" calcext:value-type="float">
            <text:p>35.1499428749</text:p>
          </table:table-cell>
          <table:table-cell office:value-type="float" office:value="51.5455889702" calcext:value-type="float">
            <text:p>51.5455889702</text:p>
          </table:table-cell>
          <table:table-cell office:value-type="float" office:value="77.6496748924" calcext:value-type="float">
            <text:p>77.6496748924</text:p>
          </table:table-cell>
          <table:table-cell office:value-type="float" office:value="115.528605938" calcext:value-type="float">
            <text:p>115.528605938</text:p>
          </table:table-cell>
          <table:table-cell office:value-type="float" office:value="179.546895981" calcext:value-type="float">
            <text:p>179.546895981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53]/60))" office:value-type="float" office:value="9.76866452449325" calcext:value-type="float">
            <text:p>9.7686645245</text:p>
          </table:table-cell>
          <table:table-cell table:formula="of:=(([.$D$2]/5)/(([.G153]-[.F153])/60))" office:value-type="float" office:value="20.9426330627148" calcext:value-type="float">
            <text:p>20.9426330627</text:p>
          </table:table-cell>
          <table:table-cell table:formula="of:=(([.$D$2]/5)/(([.H153]-[.G153])/60))" office:value-type="float" office:value="13.1538028576586" calcext:value-type="float">
            <text:p>13.1538028577</text:p>
          </table:table-cell>
          <table:table-cell table:formula="of:=(([.$D$2]/5)/(([.I153]-[.H153])/60))" office:value-type="float" office:value="9.0648809383412" calcext:value-type="float">
            <text:p>9.0648809383</text:p>
          </table:table-cell>
          <table:table-cell table:formula="of:=(([.$D$2]/5)/(([.J153]-[.I153])/60))" office:value-type="float" office:value="5.36359218231798" calcext:value-type="float">
            <text:p>5.363592182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54:.J154])" office:value-type="float" office:value="11.6587147131052" calcext:value-type="float">
            <text:p>11.6587147131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4/(5*[.D2])" office:value-type="float" office:value="0.0279583420703152" calcext:value-type="float">
            <text:p>0.0279583421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4.5994880199" calcext:value-type="float">
            <text:p>34.5994880199</text:p>
          </table:table-cell>
          <table:table-cell office:value-type="float" office:value="64.930521965" calcext:value-type="float">
            <text:p>64.930521965</text:p>
          </table:table-cell>
          <table:table-cell office:value-type="float" office:value="98.4741590023" calcext:value-type="float">
            <text:p>98.4741590023</text:p>
          </table:table-cell>
          <table:table-cell office:value-type="float" office:value="116.756831884" calcext:value-type="float">
            <text:p>116.756831884</text:p>
          </table:table-cell>
          <table:table-cell office:value-type="float" office:value="156.31080699" calcext:value-type="float">
            <text:p>156.31080699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58]/60))" office:value-type="float" office:value="9.92407748353129" calcext:value-type="float">
            <text:p>9.9240774835</text:p>
          </table:table-cell>
          <table:table-cell table:formula="of:=(([.$D$2]/5)/(([.G158]-[.F158])/60))" office:value-type="float" office:value="11.3206823289145" calcext:value-type="float">
            <text:p>11.3206823289</text:p>
          </table:table-cell>
          <table:table-cell table:formula="of:=(([.$D$2]/5)/(([.H158]-[.G158])/60))" office:value-type="float" office:value="10.2364570549753" calcext:value-type="float">
            <text:p>10.236457055</text:p>
          </table:table-cell>
          <table:table-cell table:formula="of:=(([.$D$2]/5)/(([.I158]-[.H158])/60))" office:value-type="float" office:value="18.7810612934881" calcext:value-type="float">
            <text:p>18.7810612935</text:p>
          </table:table-cell>
          <table:table-cell table:formula="of:=(([.$D$2]/5)/(([.J158]-[.I158])/60))" office:value-type="float" office:value="8.68099853629917" calcext:value-type="float">
            <text:p>8.6809985363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59:.J159])" office:value-type="float" office:value="11.7886553394417" calcext:value-type="float">
            <text:p>11.7886553394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31/(5*[.D2])" office:value-type="float" office:value="0.216677151044943" calcext:value-type="float">
            <text:p>0.216677151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08.364543915" calcext:value-type="float">
            <text:p>108.364543915</text:p>
          </table:table-cell>
          <table:table-cell office:value-type="float" office:value="274.451293945" calcext:value-type="float">
            <text:p>274.451293945</text:p>
          </table:table-cell>
          <table:table-cell office:value-type="float" office:value="361.576117039" calcext:value-type="float">
            <text:p>361.576117039</text:p>
          </table:table-cell>
          <table:table-cell office:value-type="float" office:value="548.414125919" calcext:value-type="float">
            <text:p>548.414125919</text:p>
          </table:table-cell>
          <table:table-cell office:value-type="float" office:value="675.791466951" calcext:value-type="float">
            <text:p>675.791466951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63]/60))" office:value-type="float" office:value="3.16863789201507" calcext:value-type="float">
            <text:p>3.168637892</text:p>
          </table:table-cell>
          <table:table-cell table:formula="of:=(([.$D$2]/5)/(([.G163]-[.F163])/60))" office:value-type="float" office:value="2.06740152322794" calcext:value-type="float">
            <text:p>2.0674015232</text:p>
          </table:table-cell>
          <table:table-cell table:formula="of:=(([.$D$2]/5)/(([.H163]-[.G163])/60))" office:value-type="float" office:value="3.94110412860794" calcext:value-type="float">
            <text:p>3.9411041286</text:p>
          </table:table-cell>
          <table:table-cell table:formula="of:=(([.$D$2]/5)/(([.I163]-[.H163])/60))" office:value-type="float" office:value="1.83778451749898" calcext:value-type="float">
            <text:p>1.8377845175</text:p>
          </table:table-cell>
          <table:table-cell table:formula="of:=(([.$D$2]/5)/(([.J163]-[.I163])/60))" office:value-type="float" office:value="2.69567567683595" calcext:value-type="float">
            <text:p>2.6956756768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64:.J164])" office:value-type="float" office:value="2.74212074763717" calcext:value-type="float">
            <text:p>2.7421207476</text:p>
          </table:table-cell>
          <table:table-cell table:number-columns-repeated="40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table:formula="of:=9/(5*[.D2])" office:value-type="float" office:value="0.0629062696582093" calcext:value-type="float">
            <text:p>0.0629062697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05.975626945" calcext:value-type="float">
            <text:p>105.975626945</text:p>
          </table:table-cell>
          <table:table-cell office:value-type="float" office:value="192.404499054" calcext:value-type="float">
            <text:p>192.404499054</text:p>
          </table:table-cell>
          <table:table-cell office:value-type="float" office:value="290.193603039" calcext:value-type="float">
            <text:p>290.193603039</text:p>
          </table:table-cell>
          <table:table-cell office:value-type="float" office:value="342.770129919" calcext:value-type="float">
            <text:p>342.770129919</text:p>
          </table:table-cell>
          <table:table-cell office:value-type="float" office:value="469.85751605" calcext:value-type="float">
            <text:p>469.85751605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68]/60))" office:value-type="float" office:value="3.24006575755578" calcext:value-type="float">
            <text:p>3.2400657576</text:p>
          </table:table-cell>
          <table:table-cell table:formula="of:=(([.$D$2]/5)/(([.G168]-[.F168])/60))" office:value-type="float" office:value="3.97283907126499" calcext:value-type="float">
            <text:p>3.9728390713</text:p>
          </table:table-cell>
          <table:table-cell table:formula="of:=(([.$D$2]/5)/(([.H168]-[.G168])/60))" office:value-type="float" office:value="3.51131144480749" calcext:value-type="float">
            <text:p>3.5113114448</text:p>
          </table:table-cell>
          <table:table-cell table:formula="of:=(([.$D$2]/5)/(([.I168]-[.H168])/60))" office:value-type="float" office:value="6.53082317102647" calcext:value-type="float">
            <text:p>6.530823171</text:p>
          </table:table-cell>
          <table:table-cell table:formula="of:=(([.$D$2]/5)/(([.J168]-[.I168])/60))" office:value-type="float" office:value="2.70182596757526" calcext:value-type="float">
            <text:p>2.7018259676</text:p>
          </table:table-cell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69:.J169])" office:value-type="float" office:value="3.991373082446" calcext:value-type="float">
            <text:p>3.9913730824</text:p>
          </table:table-cell>
          <table:table-cell table:number-columns-repeated="40"/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8"/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don Eastman</meta:initial-creator>
    <meta:creation-date>2014-12-14T14:19:22.241756857</meta:creation-date>
    <dc:date>2014-12-15T06:43:04.045838873</dc:date>
    <dc:creator>Brydon Eastman</dc:creator>
    <meta:editing-duration>PT16H8M</meta:editing-duration>
    <meta:editing-cycles>59</meta:editing-cycles>
    <meta:generator>LibreOffice/4.2.7.2$Linux_X86_64 LibreOffice_project/420m0$Build-2</meta:generator>
    <meta:document-statistic meta:table-count="1" meta:cell-count="125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668cm" svg:y="0.316cm" chart:style-name="ch2">
          <text:p>Wii Text Input Methods</text:p>
        </chart:title>
        <chart:subtitle svg:x="5.813cm" svg:y="1.301cm" chart:style-name="ch3">
          <text:p>Wii Basic v.s. Wii Swype</text:p>
        </chart:subtitle>
        <chart:legend chart:legend-position="end" svg:x="13.631cm" svg:y="3.952cm" style:legend-expansion="high" chart:style-name="ch4"/>
        <chart:plot-area chart:style-name="ch5" chart:data-source-has-labels="both" svg:x="1.331cm" svg:y="2.19cm" svg:width="11.98cm" svg:height="6.63cm">
          <chartooo:coordinate-region svg:x="1.952cm" svg:y="2.389cm" svg:width="11.052cm" svg:height="5.386cm"/>
          <chart:axis chart:dimension="x" chart:name="primary-x" chart:style-name="ch6" chartooo:axis-type="text">
            <chart:categories table:cell-range-address="local-table.$A$2:.$A$9"/>
          </chart:axis>
          <chart:axis chart:dimension="y" chart:name="primary-y" chart:style-name="ch7">
            <chart:title svg:x="0.451cm" svg:y="7.282cm" chart:style-name="ch8">
              <text:p>Text Input Speed (WPM)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i Basic</text:p>
              </table:table-cell>
              <table:table-cell office:value-type="string">
                <text:p>Wii Swype</text:p>
              </table:table-cell>
            </table:table-row>
          </table:table-header-rows>
          <table:table-rows>
            <table:table-row>
              <table:table-cell office:value-type="string">
                <text:p>Participant 1</text:p>
              </table:table-cell>
              <table:table-cell office:value-type="float" office:value="12.1175251077159">
                <text:p>12.1175251077159</text:p>
              </table:table-cell>
              <table:table-cell office:value-type="float" office:value="8.23443255634807">
                <text:p>8.23443255634807</text:p>
              </table:table-cell>
            </table:table-row>
            <table:table-row>
              <table:table-cell office:value-type="string">
                <text:p>Participant 2</text:p>
              </table:table-cell>
              <table:table-cell office:value-type="float" office:value="10.4374637360073">
                <text:p>10.4374637360073</text:p>
              </table:table-cell>
              <table:table-cell office:value-type="float" office:value="7.00809945175124">
                <text:p>7.00809945175124</text:p>
              </table:table-cell>
            </table:table-row>
            <table:table-row>
              <table:table-cell office:value-type="string">
                <text:p>Participant 3</text:p>
              </table:table-cell>
              <table:table-cell office:value-type="float" office:value="9.60228517421804">
                <text:p>9.60228517421804</text:p>
              </table:table-cell>
              <table:table-cell office:value-type="float" office:value="9.77048020754534">
                <text:p>9.77048020754534</text:p>
              </table:table-cell>
            </table:table-row>
            <table:table-row>
              <table:table-cell office:value-type="string">
                <text:p>Participant 4</text:p>
              </table:table-cell>
              <table:table-cell office:value-type="float" office:value="12.2876159779926">
                <text:p>12.2876159779926</text:p>
              </table:table-cell>
              <table:table-cell office:value-type="float" office:value="8.45397097491124">
                <text:p>8.45397097491124</text:p>
              </table:table-cell>
            </table:table-row>
            <table:table-row>
              <table:table-cell office:value-type="string">
                <text:p>Participant 5</text:p>
              </table:table-cell>
              <table:table-cell office:value-type="float" office:value="17.719838840904">
                <text:p>17.719838840904</text:p>
              </table:table-cell>
              <table:table-cell office:value-type="float" office:value="15.6286384884258">
                <text:p>15.6286384884258</text:p>
              </table:table-cell>
            </table:table-row>
            <table:table-row>
              <table:table-cell office:value-type="string">
                <text:p>Participant 6</text:p>
              </table:table-cell>
              <table:table-cell office:value-type="float" office:value="11.0541599828757">
                <text:p>11.0541599828757</text:p>
              </table:table-cell>
              <table:table-cell office:value-type="float" office:value="13.3099190424847">
                <text:p>13.3099190424847</text:p>
              </table:table-cell>
            </table:table-row>
            <table:table-row>
              <table:table-cell office:value-type="string">
                <text:p>Participant 7</text:p>
              </table:table-cell>
              <table:table-cell office:value-type="float" office:value="7.78060191256055">
                <text:p>7.78060191256055</text:p>
              </table:table-cell>
              <table:table-cell office:value-type="float" office:value="7.91001171060874">
                <text:p>7.91001171060874</text:p>
              </table:table-cell>
            </table:table-row>
            <table:table-row>
              <table:table-cell office:value-type="string">
                <text:p>Participant 8</text:p>
              </table:table-cell>
              <table:table-cell office:value-type="float" office:value="11.6587147131052">
                <text:p>11.6587147131052</text:p>
              </table:table-cell>
              <table:table-cell office:value-type="float" office:value="11.7886553394417">
                <text:p>11.7886553394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364cm" svg:y="0.316cm" chart:style-name="ch2">
          <text:p>Kinect Text Input Methods</text:p>
        </chart:title>
        <chart:subtitle svg:x="5.257cm" svg:y="1.301cm" chart:style-name="ch3">
          <text:p>Kinect Basic v.s. Kinect Swype</text:p>
        </chart:subtitle>
        <chart:legend chart:legend-position="end" svg:x="13.128cm" svg:y="3.952cm" style:legend-expansion="high" chart:style-name="ch4"/>
        <chart:plot-area chart:style-name="ch5" chart:data-source-has-labels="both" svg:x="1.331cm" svg:y="2.19cm" svg:width="11.477cm" svg:height="6.63cm">
          <chartooo:coordinate-region svg:x="2.058cm" svg:y="2.389cm" svg:width="10.41cm" svg:height="5.386cm"/>
          <chart:axis chart:dimension="x" chart:name="primary-x" chart:style-name="ch6" chartooo:axis-type="text">
            <chart:categories table:cell-range-address="local-table.$A$2:.$A$9"/>
          </chart:axis>
          <chart:axis chart:dimension="y" chart:name="primary-y" chart:style-name="ch7">
            <chart:title svg:x="0.451cm" svg:y="7.282cm" chart:style-name="ch8">
              <text:p>Text Input Speed (WPM)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ect Basic</text:p>
              </table:table-cell>
              <table:table-cell office:value-type="string">
                <text:p>Kinect Swype</text:p>
              </table:table-cell>
            </table:table-row>
          </table:table-header-rows>
          <table:table-rows>
            <table:table-row>
              <table:table-cell office:value-type="string">
                <text:p>Participant 1</text:p>
              </table:table-cell>
              <table:table-cell office:value-type="float" office:value="2.24110812339198">
                <text:p>2.24110812339198</text:p>
              </table:table-cell>
              <table:table-cell office:value-type="float" office:value="3.93649437008344">
                <text:p>3.93649437008344</text:p>
              </table:table-cell>
            </table:table-row>
            <table:table-row>
              <table:table-cell office:value-type="string">
                <text:p>Participant 2</text:p>
              </table:table-cell>
              <table:table-cell office:value-type="float" office:value="1.67660731210642">
                <text:p>1.67660731210642</text:p>
              </table:table-cell>
              <table:table-cell office:value-type="float" office:value="3.65603724707122">
                <text:p>3.65603724707122</text:p>
              </table:table-cell>
            </table:table-row>
            <table:table-row>
              <table:table-cell office:value-type="string">
                <text:p>Participant 3</text:p>
              </table:table-cell>
              <table:table-cell office:value-type="float" office:value="1.50740502889637">
                <text:p>1.50740502889637</text:p>
              </table:table-cell>
              <table:table-cell office:value-type="float" office:value="2.65533849624151">
                <text:p>2.65533849624151</text:p>
              </table:table-cell>
            </table:table-row>
            <table:table-row>
              <table:table-cell office:value-type="string">
                <text:p>Participant 4</text:p>
              </table:table-cell>
              <table:table-cell office:value-type="float" office:value="1.92373327991511">
                <text:p>1.92373327991511</text:p>
              </table:table-cell>
              <table:table-cell office:value-type="float" office:value="2.13069970016081">
                <text:p>2.13069970016081</text:p>
              </table:table-cell>
            </table:table-row>
            <table:table-row>
              <table:table-cell office:value-type="string">
                <text:p>Participant 5</text:p>
              </table:table-cell>
              <table:table-cell office:value-type="float" office:value="2.04625928402777">
                <text:p>2.04625928402777</text:p>
              </table:table-cell>
              <table:table-cell office:value-type="float" office:value="2.65276825001073">
                <text:p>2.65276825001073</text:p>
              </table:table-cell>
            </table:table-row>
            <table:table-row>
              <table:table-cell office:value-type="string">
                <text:p>Participant 6</text:p>
              </table:table-cell>
              <table:table-cell office:value-type="float" office:value="2.2455643431747">
                <text:p>2.2455643431747</text:p>
              </table:table-cell>
              <table:table-cell office:value-type="float" office:value="3.60084954271878">
                <text:p>3.60084954271878</text:p>
              </table:table-cell>
            </table:table-row>
            <table:table-row>
              <table:table-cell office:value-type="string">
                <text:p>Participant 7</text:p>
              </table:table-cell>
              <table:table-cell office:value-type="float" office:value="2.65164452314408">
                <text:p>2.65164452314408</text:p>
              </table:table-cell>
              <table:table-cell office:value-type="float" office:value="3.07839148878195">
                <text:p>3.07839148878195</text:p>
              </table:table-cell>
            </table:table-row>
            <table:table-row>
              <table:table-cell office:value-type="string">
                <text:p>Participant 8</text:p>
              </table:table-cell>
              <table:table-cell office:value-type="float" office:value="2.74212074763717">
                <text:p>2.74212074763717</text:p>
              </table:table-cell>
              <table:table-cell office:value-type="float" office:value="3.991373082446">
                <text:p>3.9913730824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0.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onstant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lower-limit="0.1" chart:error-upper-limit="0.1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lower-limit="0.02" chart:error-upper-limit="0.02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09cm" svg:height="7.415cm" xlink:href="." xlink:type="simple" chart:class="chart:bar" chart:style-name="ch1">
        <chart:title svg:x="2.542cm" svg:y="0.284cm" chart:style-name="ch2">
          <text:p>Wii Text Input Accuracy</text:p>
        </chart:title>
        <chart:subtitle svg:x="2.767cm" svg:y="1.237cm" chart:style-name="ch3">
          <text:p>Wii Basic v.s. Wii Swype</text:p>
        </chart:subtitle>
        <chart:legend chart:legend-position="end" svg:x="7.54cm" svg:y="3.159cm" style:legend-expansion="high" chart:style-name="ch4"/>
        <chart:plot-area chart:style-name="ch5" chart:data-source-has-labels="both" svg:x="1.209cm" svg:y="2.094cm" svg:width="6.133cm" svg:height="5.173cm">
          <chartooo:coordinate-region svg:x="2.121cm" svg:y="2.293cm" svg:width="5.221cm" svg:height="4.775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6.219cm" chart:style-name="ch8">
              <text:p>Errors Per Character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error-indicator chart:style-name="ch11" chart:dimension="y"/>
            <chart:data-point/>
          </chart:series>
          <chart:series chart:style-name="ch12" chart:values-cell-range-address="local-table.$C$2:.$C$2" chart:label-cell-address="local-table.$C$1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i Basic</text:p>
              </table:table-cell>
              <table:table-cell office:value-type="string">
                <text:p>Wii Swyp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987278954">
                <text:p>0.0987278954</text:p>
              </table:table-cell>
              <table:table-cell office:value-type="float" office:value="0.034074229">
                <text:p>0.0340742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onstant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lower-limit="2.9" chart:error-upper-limit="2.9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lower-limit="3" chart:error-upper-limit="3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09cm" svg:height="7.415cm" xlink:href="." xlink:type="simple" chart:class="chart:bar" chart:style-name="ch1">
        <chart:title svg:x="2.622cm" svg:y="0.284cm" chart:style-name="ch2">
          <text:p>Wii Text Input Methods</text:p>
        </chart:title>
        <chart:subtitle svg:x="2.767cm" svg:y="1.237cm" chart:style-name="ch3">
          <text:p>Wii Basic v.s. Wii Swype</text:p>
        </chart:subtitle>
        <chart:legend chart:legend-position="end" svg:x="7.54cm" svg:y="3.159cm" style:legend-expansion="high" chart:style-name="ch4"/>
        <chart:plot-area chart:style-name="ch5" chart:data-source-has-labels="both" svg:x="1.209cm" svg:y="2.094cm" svg:width="6.133cm" svg:height="5.173cm">
          <chartooo:coordinate-region svg:x="1.83cm" svg:y="2.094cm" svg:width="5.512cm" svg:height="4.974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6.457cm" chart:style-name="ch8">
              <text:p>Text Input Speed (WPM)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error-indicator chart:style-name="ch11" chart:dimension="y"/>
            <chart:data-point/>
          </chart:series>
          <chart:series chart:style-name="ch12" chart:values-cell-range-address="local-table.$C$2:.$C$2" chart:label-cell-address="local-table.$C$1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i Basic</text:p>
              </table:table-cell>
              <table:table-cell office:value-type="string">
                <text:p>Wii Swyp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1.5822756807">
                <text:p>11.5822756807</text:p>
              </table:table-cell>
              <table:table-cell office:value-type="float" office:value="10.2630259714">
                <text:p>10.2630259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4.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onstant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lower-limit="0.4" chart:error-upper-limit="0.4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lower-limit="0.7" chart:error-upper-limit="0.7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08cm" svg:height="7.415cm" xlink:href="." xlink:type="simple" chart:class="chart:bar" chart:style-name="ch1">
        <chart:title svg:x="2.318cm" svg:y="0.284cm" chart:style-name="ch2">
          <text:p>Kinect Text Input Methods</text:p>
        </chart:title>
        <chart:subtitle svg:x="2.211cm" svg:y="1.237cm" chart:style-name="ch3">
          <text:p>Kinect Basic v.s. Kinect Swype</text:p>
        </chart:subtitle>
        <chart:legend chart:legend-position="end" svg:x="7.036cm" svg:y="3.159cm" style:legend-expansion="high" chart:style-name="ch4"/>
        <chart:plot-area chart:style-name="ch5" chart:data-source-has-labels="both" svg:x="1.209cm" svg:y="2.094cm" svg:width="5.629cm" svg:height="5.173cm">
          <chartooo:coordinate-region svg:x="1.936cm" svg:y="2.293cm" svg:width="4.902cm" svg:height="4.775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6.457cm" chart:style-name="ch8">
              <text:p>Text Input Speed (WPM)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error-indicator chart:style-name="ch11" chart:dimension="y"/>
            <chart:data-point/>
          </chart:series>
          <chart:series chart:style-name="ch12" chart:values-cell-range-address="local-table.$C$2:.$C$2" chart:label-cell-address="local-table.$C$1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ect Basic</text:p>
              </table:table-cell>
              <table:table-cell office:value-type="string">
                <text:p>Kinect Swyp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.1293053303">
                <text:p>2.1293053303</text:p>
              </table:table-cell>
              <table:table-cell office:value-type="float" office:value="3.2127440222">
                <text:p>3.21274402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0.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onstant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lower-limit="0.039" chart:error-upper-limit="0.039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lower-limit="0.02" chart:error-upper-limit="0.02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08cm" svg:height="7.415cm" xlink:href="." xlink:type="simple" chart:class="chart:bar" chart:style-name="ch1">
        <chart:title svg:x="2.238cm" svg:y="0.284cm" chart:style-name="ch2">
          <text:p>Kinect Text Input Accuracy</text:p>
        </chart:title>
        <chart:subtitle svg:x="2.211cm" svg:y="1.237cm" chart:style-name="ch3">
          <text:p>Kinect Basic v.s. Kinect Swype</text:p>
        </chart:subtitle>
        <chart:legend chart:legend-position="end" svg:x="7.036cm" svg:y="3.159cm" style:legend-expansion="high" chart:style-name="ch4"/>
        <chart:plot-area chart:style-name="ch5" chart:data-source-has-labels="both" svg:x="1.209cm" svg:y="2.094cm" svg:width="5.629cm" svg:height="5.173cm">
          <chartooo:coordinate-region svg:x="2.121cm" svg:y="2.293cm" svg:width="4.717cm" svg:height="4.775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6.219cm" chart:style-name="ch8">
              <text:p>Errors Per Character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error-indicator chart:style-name="ch11" chart:dimension="y"/>
            <chart:data-point/>
          </chart:series>
          <chart:series chart:style-name="ch12" chart:values-cell-range-address="local-table.$C$2:.$C$2" chart:label-cell-address="local-table.$C$1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ect Basic</text:p>
              </table:table-cell>
              <table:table-cell office:value-type="string">
                <text:p>Kinect Swyp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164692">
                <text:p>0.164692</text:p>
              </table:table-cell>
              <table:table-cell office:value-type="float" office:value="0.0198766">
                <text:p>0.01987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588cm" svg:y="0.316cm" chart:style-name="ch2">
          <text:p>Wii Text Input Accuracy</text:p>
        </chart:title>
        <chart:subtitle svg:x="5.813cm" svg:y="1.301cm" chart:style-name="ch3">
          <text:p>Wii Basic v.s. Wii Swype</text:p>
        </chart:subtitle>
        <chart:legend chart:legend-position="end" svg:x="13.631cm" svg:y="3.952cm" style:legend-expansion="high" chart:style-name="ch4"/>
        <chart:plot-area chart:style-name="ch5" chart:data-source-has-labels="both" svg:x="1.331cm" svg:y="2.19cm" svg:width="11.98cm" svg:height="6.63cm">
          <chartooo:coordinate-region svg:x="1.952cm" svg:y="2.389cm" svg:width="11.052cm" svg:height="5.386cm"/>
          <chart:axis chart:dimension="x" chart:name="primary-x" chart:style-name="ch6" chartooo:axis-type="text">
            <chart:categories table:cell-range-address="local-table.$A$2:.$A$9"/>
          </chart:axis>
          <chart:axis chart:dimension="y" chart:name="primary-y" chart:style-name="ch7">
            <chart:title svg:x="0.451cm" svg:y="6.449cm" chart:style-name="ch8">
              <text:p>Errors Made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i Basic</text:p>
              </table:table-cell>
              <table:table-cell office:value-type="string">
                <text:p>Wii Swype</text:p>
              </table:table-cell>
            </table:table-row>
          </table:table-header-rows>
          <table:table-rows>
            <table:table-row>
              <table:table-cell office:value-type="string">
                <text:p>Participant 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ticipant 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ticipant 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ticipant 4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rticipant 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rticipant 6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articipant 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articipant 8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84cm" svg:y="0.316cm" chart:style-name="ch2">
          <text:p>Kinect Text Input Accuracy</text:p>
        </chart:title>
        <chart:subtitle svg:x="5.257cm" svg:y="1.301cm" chart:style-name="ch3">
          <text:p>Kinect Basic v.s. Kinect Swype</text:p>
        </chart:subtitle>
        <chart:legend chart:legend-position="end" svg:x="13.128cm" svg:y="3.952cm" style:legend-expansion="high" chart:style-name="ch4"/>
        <chart:plot-area chart:style-name="ch5" chart:data-source-has-labels="both" svg:x="1.331cm" svg:y="2.19cm" svg:width="11.477cm" svg:height="6.63cm">
          <chartooo:coordinate-region svg:x="1.952cm" svg:y="2.389cm" svg:width="10.516cm" svg:height="5.386cm"/>
          <chart:axis chart:dimension="x" chart:name="primary-x" chart:style-name="ch6" chartooo:axis-type="text">
            <chart:categories table:cell-range-address="local-table.$A$2:.$A$9"/>
          </chart:axis>
          <chart:axis chart:dimension="y" chart:name="primary-y" chart:style-name="ch7">
            <chart:title svg:x="0.451cm" svg:y="6.449cm" chart:style-name="ch8">
              <text:p>Errors Made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ect Basic</text:p>
              </table:table-cell>
              <table:table-cell office:value-type="string">
                <text:p>Kinect Swype</text:p>
              </table:table-cell>
            </table:table-row>
          </table:table-header-rows>
          <table:table-rows>
            <table:table-row>
              <table:table-cell office:value-type="string">
                <text:p>Participant 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cipant 2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cipant 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rticipant 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rticipant 5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rticipant 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ticipant 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rticipant 8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